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automatic-styles>
    <style:style style:name="Table1" style:family="table">
      <style:table-properties style:width="2.2722in" fo:margin-left="2.3299in" fo:margin-right="2.3229in" table:align="margins" style:writing-mode="lr-tb"/>
    </style:style>
    <style:style style:name="Table1.A" style:family="table-column">
      <style:table-column-properties style:column-width="2.2722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2" style:family="table">
      <style:table-properties style:width="5.7667in" table:align="left" style:writing-mode="lr-tb"/>
    </style:style>
    <style:style style:name="Table2.A" style:family="table-column">
      <style:table-column-properties style:column-width="0.7632in"/>
    </style:style>
    <style:style style:name="Table2.B" style:family="table-column">
      <style:table-column-properties style:column-width="0.6785in"/>
    </style:style>
    <style:style style:name="Table2.C" style:family="table-column">
      <style:table-column-properties style:column-width="0.0694in"/>
    </style:style>
    <style:style style:name="Table2.D" style:family="table-column">
      <style:table-column-properties style:column-width="1.3993in"/>
    </style:style>
    <style:style style:name="Table2.E" style:family="table-column">
      <style:table-column-properties style:column-width="0.7646in"/>
    </style:style>
    <style:style style:name="Table2.F" style:family="table-column">
      <style:table-column-properties style:column-width="0.9028in"/>
    </style:style>
    <style:style style:name="Table2.G" style:family="table-column">
      <style:table-column-properties style:column-width="1.1889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background-color="transparent" fo:padding="0.0382in" fo:border-left="0.0007in solid #000000" fo:border-right="none" fo:border-top="none" fo:border-bottom="0.0007in solid #000000">
        <style:background-image/>
      </style:table-cell-properties>
    </style:style>
    <style:style style:name="Table2.F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14" style:family="table">
      <style:table-properties style:width="5.7667in" table:align="left" style:writing-mode="lr-tb"/>
    </style:style>
    <style:style style:name="Table14.A" style:family="table-column">
      <style:table-column-properties style:column-width="0.741in"/>
    </style:style>
    <style:style style:name="Table14.B" style:family="table-column">
      <style:table-column-properties style:column-width="1.2618in"/>
    </style:style>
    <style:style style:name="Table14.C" style:family="table-column">
      <style:table-column-properties style:column-width="0.8799in"/>
    </style:style>
    <style:style style:name="Table14.D" style:family="table-column">
      <style:table-column-properties style:column-width="1.4417in"/>
    </style:style>
    <style:style style:name="Table14.E" style:family="table-column">
      <style:table-column-properties style:column-width="1.442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3" style:family="table">
      <style:table-properties style:width="5.7667in" table:align="left" style:writing-mode="lr-tb"/>
    </style:style>
    <style:style style:name="Table3.A" style:family="table-column">
      <style:table-column-properties style:column-width="0.7188in"/>
    </style:style>
    <style:style style:name="Table3.B" style:family="table-column">
      <style:table-column-properties style:column-width="1.0708in"/>
    </style:style>
    <style:style style:name="Table3.C" style:family="table-column">
      <style:table-column-properties style:column-width="1.1153in"/>
    </style:style>
    <style:style style:name="Table3.D" style:family="table-column">
      <style:table-column-properties style:column-width="1.3792in"/>
    </style:style>
    <style:style style:name="Table3.E" style:family="table-column">
      <style:table-column-properties style:column-width="1.4826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A4" style:family="table-cell">
      <style:table-cell-properties fo:padding="0.0382in" fo:border-left="0.0007in solid #000000" fo:border-right="none"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3.425in" fo:break-before="page" table:align="left" style:writing-mode="lr-tb"/>
    </style:style>
    <style:style style:name="Table5.A" style:family="table-column">
      <style:table-column-properties style:column-width="1.1069in"/>
    </style:style>
    <style:style style:name="Table5.B" style:family="table-column">
      <style:table-column-properties style:column-width="2.3181in"/>
    </style:style>
    <style:style style:name="Table5.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cc"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1.7313in" style:rel-column-width="16383*"/>
    </style:style>
    <style:style style:name="Table6.B" style:family="table-column">
      <style:table-column-properties style:column-width="1.7313in" style:rel-column-width="16384*"/>
    </style:style>
    <style:style style:name="Table6.C"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1.7313in" style:rel-column-width="16383*"/>
    </style:style>
    <style:style style:name="Table7.B" style:family="table-column">
      <style:table-column-properties style:column-width="1.7313in" style:rel-column-width="16384*"/>
    </style:style>
    <style:style style:name="Table7.C"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writing-mode="lr-tb"/>
    </style:style>
    <style:style style:name="Table8.A" style:family="table-column">
      <style:table-column-properties style:column-width="1.7313in" style:rel-column-width="16383*"/>
    </style:style>
    <style:style style:name="Table8.B" style:family="table-column">
      <style:table-column-properties style:column-width="1.7313in" style:rel-column-width="16384*"/>
    </style:style>
    <style:style style:name="Table8.C" style:family="table-column">
      <style:table-column-properties style:column-width="3.4625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writing-mode="lr-tb"/>
    </style:style>
    <style:style style:name="Table9.A" style:family="table-column">
      <style:table-column-properties style:column-width="1.7313in" style:rel-column-width="16383*"/>
    </style:style>
    <style:style style:name="Table9.B" style:family="table-column">
      <style:table-column-properties style:column-width="1.7313in" style:rel-column-width="16384*"/>
    </style:style>
    <style:style style:name="Table9.C" style:family="table-column">
      <style:table-column-properties style:column-width="3.4625in" style:rel-column-width="3276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1.7313in" style:rel-column-width="16383*"/>
    </style:style>
    <style:style style:name="Table10.B" style:family="table-column">
      <style:table-column-properties style:column-width="1.7313in" style:rel-column-width="16384*"/>
    </style:style>
    <style:style style:name="Table10.C" style:family="table-column">
      <style:table-column-properties style:column-width="3.462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0.0007in solid #000000" fo:border-top="none" fo:border-bottom="0.0007in solid #000000"/>
    </style:style>
    <style:style style:name="Table11" style:family="table">
      <style:table-properties style:width="6.9208in" table:align="left" style:writing-mode="lr-tb"/>
    </style:style>
    <style:style style:name="Table11.A" style:family="table-column">
      <style:table-column-properties style:column-width="1.8271in"/>
    </style:style>
    <style:style style:name="Table11.B" style:family="table-column">
      <style:table-column-properties style:column-width="1.7278in"/>
    </style:style>
    <style:style style:name="Table11.C" style:family="table-column">
      <style:table-column-properties style:column-width="3.366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writing-mode="lr-tb"/>
    </style:style>
    <style:style style:name="Table12.A" style:family="table-column">
      <style:table-column-properties style:column-width="1.7313in" style:rel-column-width="16383*"/>
    </style:style>
    <style:style style:name="Table12.B" style:family="table-column">
      <style:table-column-properties style:column-width="1.7313in" style:rel-column-width="16384*"/>
    </style:style>
    <style:style style:name="Table12.C" style:family="table-column">
      <style:table-column-properties style:column-width="3.4625in" style:rel-column-width="32768*"/>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writing-mode="lr-tb"/>
    </style:style>
    <style:style style:name="Table13.A" style:family="table-column">
      <style:table-column-properties style:column-width="1.7313in" style:rel-column-width="16383*"/>
    </style:style>
    <style:style style:name="Table13.C" style:family="table-column">
      <style:table-column-properties style:column-width="3.4625in" style:rel-column-width="32769*"/>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5" style:family="table">
      <style:table-properties style:width="6.925in" table:align="margins" style:writing-mode="lr-tb"/>
    </style:style>
    <style:style style:name="Table15.A" style:family="table-column">
      <style:table-column-properties style:column-width="1.7313in" style:rel-column-width="16383*"/>
    </style:style>
    <style:style style:name="Table15.B" style:family="table-column">
      <style:table-column-properties style:column-width="1.7313in" style:rel-column-width="16384*"/>
    </style:style>
    <style:style style:name="Table15.C" style:family="table-column">
      <style:table-column-properties style:column-width="3.4625in" style:rel-column-width="32768*"/>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0.0007in solid #000000" fo:border-top="none" fo:border-bottom="0.0007in solid #000000"/>
    </style:style>
    <style:style style:name="Table16" style:family="table">
      <style:table-properties style:width="3.4188in" table:align="left" style:writing-mode="lr-tb"/>
    </style:style>
    <style:style style:name="Table16.A" style:family="table-column">
      <style:table-column-properties style:column-width="1.1069in"/>
    </style:style>
    <style:style style:name="Table16.B" style:family="table-column">
      <style:table-column-properties style:column-width="2.3118in"/>
    </style:style>
    <style:style style:name="Table16.A1" style:family="table-cell">
      <style:table-cell-properties fo:background-color="#666666" fo:padding="0.0382in" fo:border="0.0007in solid #000000">
        <style:background-image/>
      </style:table-cell-properties>
    </style:style>
    <style:style style:name="Table16.A2" style:family="table-cell">
      <style:table-cell-properties fo:background-color="#cccccc" fo:padding="0.0382in" fo:border-left="0.0007in solid #000000" fo:border-right="none" fo:border-top="none" fo:border-bottom="0.0007in solid #000000">
        <style:background-image/>
      </style:table-cell-properties>
    </style:style>
    <style:style style:name="Table1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6.A3" style:family="table-cell">
      <style:table-cell-properties fo:padding="0.0382in" fo:border-left="0.0007in solid #000000" fo:border-right="none" fo:border-top="none" fo:border-bottom="0.0007in solid #000000"/>
    </style:style>
    <style:style style:name="Table16.B3" style:family="table-cell">
      <style:table-cell-properties fo:padding="0.0382in" fo:border-left="0.0007in solid #000000" fo:border-right="0.0007in solid #000000" fo:border-top="none" fo:border-bottom="0.0007in solid #000000"/>
    </style:style>
    <style:style style:name="Table16.A5" style:family="table-cell">
      <style:table-cell-properties fo:background-color="#666666" fo:padding="0.0382in" fo:border-left="0.0007in solid #000000" fo:border-right="0.0007in solid #000000" fo:border-top="none" fo:border-bottom="0.0007in solid #000000">
        <style:background-image/>
      </style:table-cell-properties>
    </style:style>
    <style:style style:name="Table17" style:family="table">
      <style:table-properties style:width="6.925in" table:align="margins" style:writing-mode="lr-tb"/>
    </style:style>
    <style:style style:name="Table17.A" style:family="table-column">
      <style:table-column-properties style:column-width="1.7313in" style:rel-column-width="16383*"/>
    </style:style>
    <style:style style:name="Table17.B" style:family="table-column">
      <style:table-column-properties style:column-width="1.7313in" style:rel-column-width="16384*"/>
    </style:style>
    <style:style style:name="Table17.C" style:family="table-column">
      <style:table-column-properties style:column-width="3.4625in" style:rel-column-width="32768*"/>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5in" table:align="margins" style:writing-mode="lr-tb"/>
    </style:style>
    <style:style style:name="Table18.A" style:family="table-column">
      <style:table-column-properties style:column-width="1.7313in" style:rel-column-width="16383*"/>
    </style:style>
    <style:style style:name="Table18.B" style:family="table-column">
      <style:table-column-properties style:column-width="1.7313in" style:rel-column-width="16384*"/>
    </style:style>
    <style:style style:name="Table18.C" style:family="table-column">
      <style:table-column-properties style:column-width="3.4625in" style:rel-column-width="32768*"/>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0.0007in solid #000000" fo:border-top="none" fo:border-bottom="0.0007in solid #000000"/>
    </style:style>
    <style:style style:name="Table19" style:family="table">
      <style:table-properties style:width="6.925in" table:align="margins" style:writing-mode="lr-tb"/>
    </style:style>
    <style:style style:name="Table19.A" style:family="table-column">
      <style:table-column-properties style:column-width="1.7313in" style:rel-column-width="16383*"/>
    </style:style>
    <style:style style:name="Table19.B" style:family="table-column">
      <style:table-column-properties style:column-width="1.7313in" style:rel-column-width="16384*"/>
    </style:style>
    <style:style style:name="Table19.C" style:family="table-column">
      <style:table-column-properties style:column-width="3.4625in" style:rel-column-width="32768*"/>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0.0007in solid #000000" fo:border-top="none" fo:border-bottom="0.0007in solid #000000"/>
    </style:style>
    <style:style style:name="Table20" style:family="table">
      <style:table-properties style:width="6.925in" table:align="margins" style:writing-mode="lr-tb"/>
    </style:style>
    <style:style style:name="Table20.A" style:family="table-column">
      <style:table-column-properties style:column-width="1.7313in" style:rel-column-width="16383*"/>
    </style:style>
    <style:style style:name="Table20.B" style:family="table-column">
      <style:table-column-properties style:column-width="1.7313in" style:rel-column-width="16384*"/>
    </style:style>
    <style:style style:name="Table20.C" style:family="table-column">
      <style:table-column-properties style:column-width="3.4625in" style:rel-column-width="32768*"/>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0.0007in solid #000000" fo:border-top="none" fo:border-bottom="0.0007in solid #000000"/>
    </style:style>
    <style:style style:name="Table21" style:family="table">
      <style:table-properties style:width="6.925in" table:align="margins" style:writing-mode="lr-tb"/>
    </style:style>
    <style:style style:name="Table21.A" style:family="table-column">
      <style:table-column-properties style:column-width="1.7313in" style:rel-column-width="16383*"/>
    </style:style>
    <style:style style:name="Table21.B" style:family="table-column">
      <style:table-column-properties style:column-width="1.7313in" style:rel-column-width="16384*"/>
    </style:style>
    <style:style style:name="Table21.C" style:family="table-column">
      <style:table-column-properties style:column-width="3.4625in" style:rel-column-width="32768*"/>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6pt" style:text-underline-style="solid" style:text-underline-type="double"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6pt" fo:font-weight="bold" style:font-size-asian="16pt" style:font-weight-asian="bold" style:font-size-complex="16pt" style:font-weight-complex="bold"/>
    </style:style>
    <style:style style:name="P3"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DejaVu Sans" fo:font-size="16pt" fo:font-weight="bold" style:font-size-asian="16pt" style:font-weight-asian="bold" style:font-size-complex="16pt" style:font-weight-complex="bold"/>
    </style:style>
    <style:style style:name="P4"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DejaVu Sans" fo:font-size="14pt" style:text-underline-style="none" fo:font-weight="bold" style:font-size-asian="14pt" style:font-weight-asian="bold" style:font-size-complex="14pt" style:language-complex="fa" style:country-complex="IR" style:font-weight-complex="bold"/>
    </style:style>
    <style:style style:name="P6"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7" style:family="paragraph" style:parent-style-name="Table_20_Contents">
      <style:paragraph-properties fo:margin-left="0in" fo:margin-right="0in" fo:text-align="center" style:justify-single-word="false" fo:text-indent="-0.0075in" style:auto-text-indent="false">
        <style:tab-stops/>
      </style:paragraph-properties>
      <style:text-properties style:font-name="Times New Roman"/>
    </style:style>
    <style:style style:name="P8" style:family="paragraph" style:parent-style-name="Table_20_Contents">
      <style:paragraph-properties fo:margin-left="0in" fo:margin-right="0in" fo:text-align="center" style:justify-single-word="false" fo:text-indent="-0.0075in" style:auto-text-indent="false" style:writing-mode="rl-tb">
        <style:tab-stops/>
      </style:paragraph-properties>
      <style:text-properties style:font-name="Times New Roman"/>
    </style:style>
    <style:style style:name="P9" style:family="paragraph" style:parent-style-name="Standard">
      <style:paragraph-properties fo:margin-left="0in" fo:margin-right="0in" fo:text-align="center"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10"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bold" style:font-size-asian="12pt" style:font-weight-asian="bold" style:font-size-complex="12pt" style:language-complex="fa" style:country-complex="IR" style:font-weight-complex="bold"/>
    </style:style>
    <style:style style:name="P11"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12"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style:text-underline-style="none" fo:font-weight="bold" style:font-size-asian="12pt" style:font-weight-asian="bold" style:font-size-complex="12pt" style:language-complex="fa" style:country-complex="IR" style:font-weight-complex="bold"/>
    </style:style>
    <style:style style:name="P13"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DejaVu Sans" fo:font-size="14pt" style:text-underline-style="none" fo:font-weight="bold" style:font-size-asian="14pt" style:font-weight-asian="bold" style:font-size-complex="14pt" style:language-complex="fa" style:country-complex="IR" style:font-weight-complex="bold"/>
    </style:style>
    <style:style style:name="P14"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15"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Times New Roman" fo:font-size="12pt" style:text-underline-style="none" fo:font-weight="bold" style:font-size-asian="12pt" style:font-weight-asian="bold" style:font-size-complex="12pt" style:language-complex="fa" style:country-complex="IR" style:font-weight-complex="bold"/>
    </style:style>
    <style:style style:name="P16" style:family="paragraph" style:parent-style-name="Standard" style:list-style-name="L1">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17" style:family="paragraph" style:parent-style-name="Standard" style:list-style-name="L2">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18"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4pt" style:text-underline-style="none" fo:font-weight="bold" style:font-size-asian="14pt" style:font-weight-asian="bold" style:font-size-complex="14pt" style:language-complex="fa" style:country-complex="IR" style:font-weight-complex="bold"/>
    </style:style>
    <style:style style:name="P19" style:family="paragraph" style:parent-style-name="Standard">
      <style:paragraph-properties fo:margin-left="0in" fo:margin-right="0in" fo:text-align="center" style:justify-single-word="false" fo:text-indent="-0.0075in" style:auto-text-indent="false" style:writing-mode="lr-tb">
        <style:tab-stops/>
      </style:paragraph-properties>
      <style:text-properties style:font-name="Times New Roman" fo:font-size="12pt" style:text-underline-style="none" fo:font-weight="bold" style:font-size-asian="12pt" style:font-weight-asian="bold" style:font-size-complex="12pt" style:language-complex="fa" style:country-complex="IR" style:font-weight-complex="bold"/>
    </style:style>
    <style:style style:name="P20"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DejaVu Sans" fo:font-size="12pt" style:text-underline-style="none" fo:font-weight="bold" style:font-size-asian="12pt" style:font-weight-asian="bold" style:font-size-complex="12pt" style:language-complex="fa" style:country-complex="IR" style:font-weight-complex="bold"/>
    </style:style>
    <style:style style:name="P21" style:family="paragraph" style:parent-style-name="Table_20_Contents">
      <style:paragraph-properties fo:margin-left="0in" fo:margin-right="0in" fo:text-align="center" style:justify-single-word="false" fo:text-indent="-0.0075in" style:auto-text-indent="false" style:writing-mode="lr-tb">
        <style:tab-stops/>
      </style:paragraph-properties>
      <style:text-properties style:font-name="Times New Roman"/>
    </style:style>
    <style:style style:name="P22"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23"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style:font-name="DejaVu Sans" fo:font-size="12pt" style:text-underline-style="none" fo:font-weight="bold" style:font-size-asian="12pt" style:font-weight-asian="bold" style:font-size-complex="12pt" style:language-complex="fa" style:country-complex="IR" style:font-weight-complex="bold"/>
    </style:style>
    <style:style style:name="P24"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style:style>
    <style:style style:name="P25"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DejaVu Sans" fo:font-size="12pt" style:text-underline-style="none" fo:font-weight="normal" style:font-size-asian="12pt" style:font-weight-asian="normal" style:font-size-complex="12pt" style:language-complex="fa" style:country-complex="IR" style:font-weight-complex="normal"/>
    </style:style>
    <style:style style:name="P26" style:family="paragraph" style:parent-style-name="Standard">
      <style:paragraph-properties fo:margin-left="0in" fo:margin-right="0in" fo:text-align="start" style:justify-single-word="false" fo:text-indent="-0.0075in" style:auto-text-indent="false" style:writing-mode="lr-tb">
        <style:tab-stops/>
      </style:paragraph-properties>
      <style:text-properties style:font-name="Times New Roman" fo:font-size="12pt" style:text-underline-style="solid" style:text-underline-width="auto" style:text-underline-color="font-color" fo:font-weight="bold" style:font-size-asian="12pt" style:font-weight-asian="bold" style:font-size-complex="12pt" style:language-complex="fa" style:country-complex="IR" style:font-weight-complex="bold"/>
    </style:style>
    <style:style style:name="P2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DejaVu Sans" fo:font-size="12pt" style:text-underline-style="none" fo:font-weight="bold" style:font-size-asian="12pt" style:font-weight-asian="bold" style:font-size-complex="12pt" style:language-complex="fa" style:country-complex="IR" style:font-weight-complex="bold"/>
    </style:style>
    <style:style style:name="P28" style:family="paragraph" style:parent-style-name="Standard">
      <style:paragraph-properties fo:margin-left="0in" fo:margin-right="0in" fo:text-align="start" style:justify-single-word="false" fo:text-indent="-0.0075in" style:auto-text-indent="false" fo:break-before="pag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29" style:family="paragraph" style:parent-style-name="Standard">
      <style:paragraph-properties fo:margin-left="0in" fo:margin-right="0in" fo:text-align="start" style:justify-single-word="false" fo:text-indent="0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30" style:family="paragraph" style:parent-style-name="Text_20_body">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font-size-asian="12pt" style:font-size-complex="12pt"/>
    </style:style>
    <style:style style:name="P31" style:family="paragraph" style:parent-style-name="Text_20_body">
      <style:paragraph-properties fo:margin-left="0in" fo:margin-right="0in" fo:line-height="100%" fo:text-align="justify" style:justify-single-word="false" fo:text-indent="-0.0075in" style:auto-text-indent="false" fo:break-before="pag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32"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bold" style:font-size-asian="12pt" style:font-weight-asian="bold" style:font-size-complex="12pt" style:language-complex="fa" style:country-complex="IR" style:font-weight-complex="bold"/>
    </style:style>
    <style:style style:name="P33" style:family="paragraph" style:parent-style-name="Standard" style:list-style-name="L3">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34"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DejaVu Sans" fo:font-size="12pt" style:text-underline-style="none" fo:font-weight="bold" style:font-size-asian="12pt" style:font-weight-asian="bold" style:font-size-complex="12pt" style:language-complex="fa" style:country-complex="IR" style:font-weight-complex="bold"/>
    </style:style>
    <style:style style:name="P35"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fo:font-style="normal" style:text-underline-style="none" fo:font-weight="normal" style:font-size-asian="12pt" style:font-style-asian="normal" style:font-weight-asian="normal" style:font-size-complex="12pt" style:language-complex="fa" style:country-complex="IR" style:font-style-complex="normal" style:font-weight-complex="normal"/>
    </style:style>
    <style:style style:name="P36" style:family="paragraph" style:parent-style-name="Standard">
      <style:paragraph-properties fo:margin-left="0in" fo:margin-right="0in" fo:text-align="justify" style:justify-single-word="false" fo:text-indent="0in" style:auto-text-indent="false" fo:break-before="page" style:writing-mode="lr-tb">
        <style:tab-stops/>
      </style:paragraph-properties>
      <style:text-properties style:font-name="Times New Roman" fo:font-size="12pt" style:text-underline-style="none" fo:font-weight="normal" style:font-size-asian="12pt" style:font-weight-asian="normal" style:font-size-complex="12pt" style:language-complex="fa" style:country-complex="IR" style:font-weight-complex="normal"/>
    </style:style>
    <style:style style:name="P37"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4pt" style:text-underline-style="none" fo:font-weight="bold" fo:background-color="transparent" style:font-size-asian="14pt" style:font-weight-asian="bold" style:font-size-complex="14pt" style:language-complex="fa" style:country-complex="IR" style:font-weight-complex="bold"/>
    </style:style>
    <style:style style:name="P38" style:family="paragraph" style:parent-style-name="Standard">
      <style:paragraph-properties fo:margin-left="0in" fo:margin-right="0in" fo:text-align="justify" style:justify-single-word="false" fo:text-indent="-0.0075in" style:auto-text-indent="false" fo:break-before="page" style:writing-mode="lr-tb">
        <style:tab-stops/>
      </style:paragraph-properties>
      <style:text-properties style:font-name="DejaVu Sans" fo:font-size="14pt" style:text-underline-style="none" fo:font-weight="bold" fo:background-color="transparent" style:font-size-asian="14pt" style:font-weight-asian="bold" style:font-size-complex="14pt" style:language-complex="fa" style:country-complex="IR" style:font-weight-complex="bold"/>
    </style:style>
    <style:style style:name="P39" style:family="paragraph" style:parent-style-name="Standard">
      <style:paragraph-properties fo:margin-left="0in" fo:margin-right="0in" fo:text-align="justify" style:justify-single-word="false" fo:text-indent="-0.0075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P40" style:family="paragraph" style:parent-style-name="Standard">
      <style:paragraph-properties fo:margin-left="0in" fo:margin-right="0in" fo:text-align="justify" style:justify-single-word="false" fo:text-indent="0in" style:auto-text-indent="false" style:writing-mode="lr-tb">
        <style:tab-stops/>
      </style:paragraph-properties>
      <style:text-properties style:font-name="Times New Roman" fo:font-size="12pt" style:text-underline-style="none" fo:font-weight="normal" fo:background-color="transparent" style:font-size-asian="12pt" style:font-weight-asian="normal" style:font-size-complex="12pt" style:language-complex="fa" style:country-complex="IR"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ize="12pt" style:text-underline-style="none" fo:font-weight="normal" style:font-size-asian="12pt" style:font-weight-asian="normal" style:font-size-complex="12pt" style:language-complex="fa" style:country-complex="IR" style:font-weight-complex="normal"/>
    </style:style>
    <style:style style:name="T4" style:family="text">
      <style:text-properties style:text-underline-style="none" fo:font-weight="normal" style:font-weight-asian="normal" style:language-complex="fa" style:country-complex="IR" style:font-weight-complex="normal"/>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3">Chapter 2: Introduction to TCP/IP Networking</text:p>
      <text:p text:style-name="P4"/>
      <text:p text:style-name="P4"/>
      <text:p text:style-name="P4"/>
      <text:p text:style-name="P5">2.1 <text:s text:c="2"/>The TCP/IP Protocol Architecture</text:p>
      <text:p text:style-name="P6">Let's scratch some surface. The TCP/IP Protocol Architecture consists of four layers, shown in Figure 2-1.</text:p>
      <text:p text:style-name="P6"/>
      <table:table table:name="Table1" table:style-name="Table1">
        <table:table-column table:style-name="Table1.A"/>
        <table:table-row>
          <table:table-cell table:style-name="Table1.A1" office:value-type="string">
            <text:p text:style-name="P7">Application</text:p>
          </table:table-cell>
        </table:table-row>
        <table:table-row>
          <table:table-cell table:style-name="Table1.A2" office:value-type="string">
            <text:p text:style-name="P8">Transport</text:p>
          </table:table-cell>
        </table:table-row>
        <table:table-row>
          <table:table-cell table:style-name="Table1.A2" office:value-type="string">
            <text:p text:style-name="P7">Internetwork</text:p>
          </table:table-cell>
        </table:table-row>
        <table:table-row>
          <table:table-cell table:style-name="Table1.A2" office:value-type="string">
            <text:p text:style-name="P7">Network Interface</text:p>
          </table:table-cell>
        </table:table-row>
      </table:table>
      <text:p text:style-name="P9">Figure 2-1: The TCP/IP Layers</text:p>
      <text:p text:style-name="P6"/>
      <text:p text:style-name="P10">1. The Network Interface Layer</text:p>
      <text:p text:style-name="P6">The network interface layer defines standards, which are also typically from other organizations referred to by TCP/IP, that deal with physical specifications of the transmission medium or media (e.g. connectors, pin configuration, hardware encoding/decoding, modulation, ...) and also one particular link or medium and the corresponding protocols which are related closely to the physical medium used (e.g. 802.2, 802.3, 802.11, HDLC, ATM, PPP or any other LAN or WAN protocol used to deliver data across those specifications of mediums). Whole data in this layer also with header and trailer added to is called frame.</text:p>
      <text:p text:style-name="P11"/>
      <text:p text:style-name="P12">2. The Internetwork Layer</text:p>
      <text:p text:style-name="P6">The internetwork layer deals with logical addressing and paths (routes) with which it can traverse through to the end-point. The addressing is used to identify every single node in the network, and the routing is the process of choosing usually the best path possible to traverse through. Whole data in this layer also with header added to is called packet.</text:p>
      <text:p text:style-name="P11"/>
      <text:p text:style-name="P12">3. The Transport Layer</text:p>
      <text:p text:style-name="P6">The transport layer provides many facilities to the higher level layer (application). To mention a few, there are error recovery, segmentation and reassembly of large data blocks, ports, windowing, ... . Whole data in this layer also with header added to is called segment. </text:p>
      <text:p text:style-name="P11"><text:line-break/><text:span text:style-name="T1">4. The Application Layer</text:span></text:p>
      <text:p text:style-name="P6">The application layer keeps track of the way the softwares communicate (e.g. http, dns, ...), the encoding/encryption used (e.g. ASCII, UTF, JPEG, RSA, MD5, ...) and the initiation, controlling and termination of the sessions. The data in this layer is called chunk.</text:p>
      <text:p text:style-name="P13">2.2 <text:s text:c="2"/>The Internet Protocol version 4 (IPv4)</text:p>
      <text:p text:style-name="P6">The IP header is described in detail in RFC 791, so you just take a look it here. It is shown in Figure 2-2.</text:p>
      <text:p text:style-name="P11"/>
      <text:p text:style-name="P11">0 <text:s text:c="13"/>4 <text:s text:c="13"/>8 <text:s text:c="26"/>16 <text:s text:c="11"/>19 <text:s text:c="14"/>24<text:tab/><text:tab/> <text:s text:c="3"/>31</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7">Version</text:p>
          </table:table-cell>
          <table:table-cell table:style-name="Table2.A1" table:number-columns-spanned="2" office:value-type="string">
            <text:p text:style-name="P7">IHL</text:p>
          </table:table-cell>
          <table:covered-table-cell/>
          <table:table-cell table:style-name="Table2.A1" office:value-type="string">
            <text:p text:style-name="P7">TOS/DSCP/ECN</text:p>
          </table:table-cell>
          <table:table-cell table:style-name="Table2.E1" table:number-columns-spanned="3" office:value-type="string">
            <text:p text:style-name="P7">Total Length</text:p>
          </table:table-cell>
          <table:covered-table-cell/>
          <table:covered-table-cell/>
        </table:table-row>
        <table:table-row>
          <table:table-cell table:style-name="Table2.A2" table:number-columns-spanned="4" office:value-type="string">
            <text:p text:style-name="P7">I<text:span text:style-name="T2">dentification</text:span></text:p>
          </table:table-cell>
          <table:covered-table-cell/>
          <table:covered-table-cell/>
          <table:covered-table-cell/>
          <table:table-cell table:style-name="Table2.A2" office:value-type="string">
            <text:p text:style-name="P7">Flags</text:p>
          </table:table-cell>
          <table:table-cell table:style-name="Table2.F2" table:number-columns-spanned="2" office:value-type="string">
            <text:p text:style-name="P7">Fragment Offset</text:p>
          </table:table-cell>
          <table:covered-table-cell/>
        </table:table-row>
        <table:table-row>
          <table:table-cell table:style-name="Table2.A3" table:number-columns-spanned="2" office:value-type="string">
            <text:p text:style-name="P7">Time to Live</text:p>
          </table:table-cell>
          <table:covered-table-cell/>
          <table:table-cell table:style-name="Table2.A3" table:number-columns-spanned="2" office:value-type="string">
            <text:p text:style-name="P7">Protocol</text:p>
          </table:table-cell>
          <table:covered-table-cell/>
          <table:table-cell table:style-name="Table2.F2" table:number-columns-spanned="3" office:value-type="string">
            <text:p text:style-name="P7">Checksum </text:p>
          </table:table-cell>
          <table:covered-table-cell/>
          <table:covered-table-cell/>
        </table:table-row>
        <table:table-row>
          <table:table-cell table:style-name="Table2.F2" table:number-columns-spanned="7" office:value-type="string">
            <text:p text:style-name="P7">Source IP Address</text:p>
          </table:table-cell>
          <table:covered-table-cell/>
          <table:covered-table-cell/>
          <table:covered-table-cell/>
          <table:covered-table-cell/>
          <table:covered-table-cell/>
          <table:covered-table-cell/>
        </table:table-row>
        <table:table-row>
          <table:table-cell table:style-name="Table2.F2" table:number-columns-spanned="7" office:value-type="string">
            <text:p text:style-name="P7">Destination IP Address</text:p>
          </table:table-cell>
          <table:covered-table-cell/>
          <table:covered-table-cell/>
          <table:covered-table-cell/>
          <table:covered-table-cell/>
          <table:covered-table-cell/>
          <table:covered-table-cell/>
        </table:table-row>
        <table:table-row>
          <table:table-cell table:style-name="Table2.A3" table:number-columns-spanned="6" office:value-type="string">
            <text:p text:style-name="P7">(Options (May be omitted</text:p>
          </table:table-cell>
          <table:covered-table-cell/>
          <table:covered-table-cell/>
          <table:covered-table-cell/>
          <table:covered-table-cell/>
          <table:covered-table-cell/>
          <table:table-cell table:style-name="Table2.F2" office:value-type="string">
            <text:p text:style-name="P7">Padding</text:p>
          </table:table-cell>
        </table:table-row>
        <table:table-row>
          <table:table-cell table:style-name="Table2.F2" table:number-columns-spanned="7" office:value-type="string">
            <text:p text:style-name="P7">Data</text:p>
          </table:table-cell>
          <table:covered-table-cell/>
          <table:covered-table-cell/>
          <table:covered-table-cell/>
          <table:covered-table-cell/>
          <table:covered-table-cell/>
          <table:covered-table-cell/>
        </table:table-row>
      </table:table>
      <text:p text:style-name="P11">Figure 2-2. The Internet Protocol version 4 (IPv4) Header</text:p>
      <text:p text:style-name="P11"/>
      <text:p text:style-name="P10">Version (4 bits):</text:p>
      <text:p text:style-name="P6">This field is used for identification of the version of IP. Value 0100 means IPv4.</text:p>
      <text:p text:style-name="P6"/>
      <text:p text:style-name="P10">IHL – Internet Header Length – (4 bits):</text:p>
      <text:p text:style-name="P6">This field is the header length of IP. It specifies the number of 32-bit quantities in the header. The minimum value for a correct header is 5.</text:p>
      <text:p text:style-name="P6"/>
      <text:p text:style-name="P10">TOS/DSCP/ECN – Type of Service – (8 bits):</text:p>
      <text:p text:style-name="P6">This field specifies parameters for the quality of service desired like delay, reliability, throughput, etc. This is related to the concepts of QoS. For information about DSCP and ECN refer to RFC 2474 and 3168.</text:p>
      <text:p text:style-name="P6"/>
      <text:p text:style-name="P10">Total Length (16 bits):</text:p>
      <text:p text:style-name="P6">This field contains the total length of packet including both the header and the data.</text:p>
      <text:p text:style-name="P6"/>
      <text:p text:style-name="P10">Identification (16 bits):</text:p>
      <text:p text:style-name="P6">This field is used for identification of different datagram fragmentations which is assigned by the sender.</text:p>
      <text:p text:style-name="P6"/>
      <text:p text:style-name="P10">Flags (3 bits):</text:p>
      <text:p text:style-name="P6">This field is used to identify whether a packet can be fragmented or not.</text:p>
      <text:p text:style-name="P6"/>
      <text:p text:style-name="P10">Fragmentation Offset (8 bits):</text:p>
      <text:p text:style-name="P6">This field measures the offset of the fragmented contents relative to the beginning of the entire packet calculated with the units of 64 bits.</text:p>
      <text:p text:style-name="P6"/>
      <text:p text:style-name="P10">Time to Live – TTL – (8 bits):</text:p>
      <text:p text:style-name="P6">This field is used to identify the life of packet and the number of hops it passes. When this field is decremented down to zero, the datagram is discarded. It is a positive integer</text:p>
      <text:p text:style-name="P14">between 1 to 255. It prevents loops.</text:p>
      <text:p text:style-name="P10"/>
      <text:p text:style-name="P10">Protocol (8 bits):</text:p>
      <text:p text:style-name="P6">This field is used to identify the next level encapsulated protocol that follows the IP header e.g. TCP, UDP, ICMP, ... .</text:p>
      <text:p text:style-name="P10"/>
      <text:p text:style-name="P10">Checksum (16 bits):</text:p>
      <text:p text:style-name="P6">This field has an algorithm which is recalculated when it is passed through a gateway and also it informs the end-point of the amount of incoming data.</text:p>
      <text:p text:style-name="P10"/>
      <text:p text:style-name="P10">Source IP Address (32 bits):</text:p>
      <text:p text:style-name="P6">This field identifies sender's (source) IP address.</text:p>
      <text:p text:style-name="P6"/>
      <text:p text:style-name="P10">Destination IP Address (32 bits):</text:p>
      <text:p text:style-name="P6">This field identifies receiver's (destination) IP address.</text:p>
      <text:p text:style-name="P6"/>
      <text:p text:style-name="P10">Options:</text:p>
      <text:p text:style-name="P6">This field may contain some options which are optionally used in this variable-length field. It may be omitted.</text:p>
      <text:p text:style-name="P6"/>
      <text:p text:style-name="P10">Padding:</text:p>
      <text:p text:style-name="P6">This field is nothing but added zeros to ensure that the IP header is a multiple 32 bits.</text:p>
      <text:p text:style-name="P6"/>
      <text:p text:style-name="P10">Data:</text:p>
      <text:p text:style-name="P6">This is the data which is the segment of the next higher layer (Transport).</text:p>
      <text:p text:style-name="P6"/>
      <text:p text:style-name="P5">2.3 <text:s text:c="2"/>The Internet Protocol version 6 (IPv6)</text:p>
      <text:p text:style-name="P6">The IP header is described in detail in the latest version, RFC 2460, so you just take a look it here. It is shown in Figure 2-3.</text:p>
      <text:p text:style-name="P6"/>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7">Version</text:p>
          </table:table-cell>
          <table:table-cell table:style-name="Table14.A1" office:value-type="string">
            <text:p text:style-name="P7">Traffic Class</text:p>
          </table:table-cell>
          <table:table-cell table:style-name="Table14.C1" table:number-columns-spanned="3" office:value-type="string">
            <text:p text:style-name="P7">Flow Label</text:p>
          </table:table-cell>
          <table:covered-table-cell/>
          <table:covered-table-cell/>
        </table:table-row>
        <table:table-row>
          <table:table-cell table:style-name="Table14.A2" table:number-columns-spanned="3" office:value-type="string">
            <text:p text:style-name="P7">Payload Length</text:p>
          </table:table-cell>
          <table:covered-table-cell/>
          <table:covered-table-cell/>
          <table:table-cell table:style-name="Table14.A2" office:value-type="string">
            <text:p text:style-name="P7">Next Header</text:p>
          </table:table-cell>
          <table:table-cell table:style-name="Table14.E2" office:value-type="string">
            <text:p text:style-name="P7">Hop Limit</text:p>
          </table:table-cell>
        </table:table-row>
        <table:table-row>
          <table:table-cell table:style-name="Table14.E2" table:number-columns-spanned="5" office:value-type="string">
            <text:p text:style-name="P7"/>
            <text:p text:style-name="P7">Source Address</text:p>
            <text:p text:style-name="P7"/>
          </table:table-cell>
          <table:covered-table-cell/>
          <table:covered-table-cell/>
          <table:covered-table-cell/>
          <table:covered-table-cell/>
        </table:table-row>
        <table:table-row>
          <table:table-cell table:style-name="Table14.E2" table:number-columns-spanned="5" office:value-type="string">
            <text:p text:style-name="P7"/>
            <text:p text:style-name="P7">Destination Address</text:p>
            <text:p text:style-name="P7"/>
          </table:table-cell>
          <table:covered-table-cell/>
          <table:covered-table-cell/>
          <table:covered-table-cell/>
          <table:covered-table-cell/>
        </table:table-row>
      </table:table>
      <text:p text:style-name="P6">Figure 2-3. The Internet Protocol version 6 (IPv6) Header</text:p>
      <text:p text:style-name="P6"/>
      <text:p text:style-name="P10">Version (4 bits):</text:p>
      <text:p text:style-name="P6">This field is used for identification of the version of IP. Value 0110 means IPv6.</text:p>
      <text:p text:style-name="P10"/>
      <text:p text:style-name="P15">Traffic Class (8 bits):</text:p>
      <text:p text:style-name="P6">This field in the IPv6 header is available for use by originating nodes and/or forwarding routers to identify and distinguish between different classes or priorities of IPv6 packets.</text:p>
      <text:p text:style-name="P6"/>
      <text:p text:style-name="P10">Flow Label (20 bits):</text:p>
      <text:p text:style-name="P6">This field in the IPv6 header may be used by a source to label sequences of packets for which it requests special handling by the IPv6 routers, such as non-default quality of service or "real-time" service.</text:p>
      <text:p text:style-name="P6"/>
      <text:p text:style-name="P10">Payload Length (16 bits):</text:p>
      <text:p text:style-name="P6">This field identifies the length of the IPv6 payload e.g. the rest of the packet following this IPv6 header, in octets.</text:p>
      <text:p text:style-name="P6"/>
      <text:p text:style-name="P10">Next Header (8 bits):</text:p>
      <text:p text:style-name="P6">This field identifies the type of header that is immediately follows the IPv6 header. This may contain a value indicating the type of extension's header:</text:p>
      <text:p text:style-name="P6"/>
      <text:list text:style-name="L1">
        <text:list-item>
          <text:p text:style-name="P16">Hop-by-Hop Options</text:p>
        </text:list-item>
      </text:list>
      <text:list text:style-name="L2">
        <text:list-item>
          <text:p text:style-name="P17">Routing (Type 0)</text:p>
        </text:list-item>
        <text:list-item>
          <text:p text:style-name="P17">Fragment</text:p>
        </text:list-item>
        <text:list-item>
          <text:p text:style-name="P17">Destination Options</text:p>
        </text:list-item>
        <text:list-item>
          <text:p text:style-name="P17">Authentication</text:p>
        </text:list-item>
        <text:list-item>
          <text:p text:style-name="P17">Encapsulating Security Payload</text:p>
        </text:list-item>
      </text:list>
      <text:p text:style-name="P6"/>
      <text:p text:style-name="P10">Hop Limit (8 bits):</text:p>
      <text:p text:style-name="P6">This field works exactly like TTL in IPv4. In contrast, it is not originally intended to be used as a time based hop limit.</text:p>
      <text:p text:style-name="P10"/>
      <text:p text:style-name="P10">Source IP Address (128 bits):</text:p>
      <text:p text:style-name="P6">This field indicates the source node's IP address.</text:p>
      <text:p text:style-name="P10"/>
      <text:p text:style-name="P10">Destination IP Address (128 bits):</text:p>
      <text:p text:style-name="P6">This field indicates the destination node's IP address.</text:p>
      <text:p text:style-name="P6"/>
      <text:p text:style-name="P18">2.4 <text:s text:c="2"/>The Transmission Control Protocol (TCP)</text:p>
      <text:p text:style-name="P6">The TCP header is described in detail in RFC 793, so you just take a look it here. It is shown in Figure 2-4.</text:p>
      <text:p text:style-name="P11"/>
      <text:p text:style-name="P10">Source Port (16 bits):</text:p>
      <text:p text:style-name="P6">This field is the source port.</text:p>
      <text:p text:style-name="P10"/>
      <text:p text:style-name="P10">Destination Port (16 bits):</text:p>
      <text:p text:style-name="P6">This field is the destination port.</text:p>
      <text:p text:style-name="P6"/>
      <text:p text:style-name="P10">Sequence Number (32 bits):</text:p>
      <text:p text:style-name="P6">This field is used by the receiver to reconstruct the fragmented data.</text:p>
      <text:p text:style-name="P14">0 <text:s text:c="12"/>4 <text:s text:c="20"/>10 <text:s text:c="18"/>16 <text:s text:c="24"/>24<text:tab/><text:tab/> <text:s text:c="2"/>31</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3" office:value-type="string">
            <text:p text:style-name="P7">Source Port</text:p>
          </table:table-cell>
          <table:covered-table-cell/>
          <table:covered-table-cell/>
          <table:table-cell table:style-name="Table3.D1" table:number-columns-spanned="2" office:value-type="string">
            <text:p text:style-name="P7">Destination Port</text:p>
          </table:table-cell>
          <table:covered-table-cell/>
        </table:table-row>
        <table:table-row>
          <table:table-cell table:style-name="Table3.A2" table:number-columns-spanned="5" office:value-type="string">
            <text:p text:style-name="P7">Sequence Number</text:p>
          </table:table-cell>
          <table:covered-table-cell/>
          <table:covered-table-cell/>
          <table:covered-table-cell/>
          <table:covered-table-cell/>
        </table:table-row>
        <table:table-row>
          <table:table-cell table:style-name="Table3.A2" table:number-columns-spanned="5" office:value-type="string">
            <text:p text:style-name="P7">Acknowledgment Number</text:p>
          </table:table-cell>
          <table:covered-table-cell/>
          <table:covered-table-cell/>
          <table:covered-table-cell/>
          <table:covered-table-cell/>
        </table:table-row>
        <table:table-row>
          <table:table-cell table:style-name="Table3.A4" office:value-type="string">
            <text:p text:style-name="P7">H. Len</text:p>
          </table:table-cell>
          <table:table-cell table:style-name="Table3.A4" office:value-type="string">
            <text:p text:style-name="P7">Reserved</text:p>
          </table:table-cell>
          <table:table-cell table:style-name="Table3.A4" office:value-type="string">
            <text:p text:style-name="P7">Flags</text:p>
          </table:table-cell>
          <table:table-cell table:style-name="Table3.A2" table:number-columns-spanned="2" office:value-type="string">
            <text:p text:style-name="P7">Window</text:p>
          </table:table-cell>
          <table:covered-table-cell/>
        </table:table-row>
        <table:table-row>
          <table:table-cell table:style-name="Table3.A4" table:number-columns-spanned="3" office:value-type="string">
            <text:p text:style-name="P7">Checksum</text:p>
          </table:table-cell>
          <table:covered-table-cell/>
          <table:covered-table-cell/>
          <table:table-cell table:style-name="Table3.A2" table:number-columns-spanned="2" office:value-type="string">
            <text:p text:style-name="P7">Urgent Pointer</text:p>
          </table:table-cell>
          <table:covered-table-cell/>
        </table:table-row>
        <table:table-row>
          <table:table-cell table:style-name="Table3.A4" table:number-columns-spanned="4" office:value-type="string">
            <text:p text:style-name="P7">Options</text:p>
          </table:table-cell>
          <table:covered-table-cell/>
          <table:covered-table-cell/>
          <table:covered-table-cell/>
          <table:table-cell table:style-name="Table3.A2" office:value-type="string">
            <text:p text:style-name="P7">Padding</text:p>
          </table:table-cell>
        </table:table-row>
        <table:table-row>
          <table:table-cell table:style-name="Table3.A2" table:number-columns-spanned="5" office:value-type="string">
            <text:p text:style-name="P7">Data</text:p>
          </table:table-cell>
          <table:covered-table-cell/>
          <table:covered-table-cell/>
          <table:covered-table-cell/>
          <table:covered-table-cell/>
        </table:table-row>
      </table:table>
      <text:p text:style-name="P11">Figure 2-4. The Transmission Control Protocol (TCP) Header</text:p>
      <text:p text:style-name="P11"/>
      <text:p text:style-name="P10">Acknowledgment Number (32 bits):</text:p>
      <text:p text:style-name="P6">This is the answer of the receiver to the sender which is the next sequence number of the packet received, thus the ACK flag should be set.</text:p>
      <text:p text:style-name="P6"/>
      <text:p text:style-name="P10">Data Offset (4 bits):</text:p>
      <text:p text:style-name="P6">This field contains the size (the number of 32-bit words) of TCP header.</text:p>
      <text:p text:style-name="P6"/>
      <text:p text:style-name="P10">Reserved (6 bits):</text:p>
      <text:p text:style-name="P6">This field is reserved for future use. It must be zero.</text:p>
      <text:p text:style-name="P10"/>
      <text:p text:style-name="P10">Flags (6 bits):</text:p>
      <text:p text:style-name="P6">Each bit of this field is set to enable the corresponding control function(s): URG, ACK, PSH, RST, SYN, FIN.</text:p>
      <text:p text:style-name="P6"/>
      <text:p text:style-name="P10">Window (16 bits):</text:p>
      <text:p text:style-name="P6">This field informs the receiver to send the amount of data that the sender can accept.</text:p>
      <text:p text:style-name="P6"/>
      <text:p text:style-name="P10">Checksum (16 bits):</text:p>
      <text:p text:style-name="P6">This field is used for error-checking and an algorithm is used to calculate it both by sender and by receiver.</text:p>
      <text:p text:style-name="P6"/>
      <text:p text:style-name="P10">Urgent Pointer (16 bits):</text:p>
      <text:p text:style-name="P6">If the URG flag is set, this field will be used to inform the receiver to handle some particular segments expeditiously.</text:p>
      <text:p text:style-name="P10"/>
      <text:p text:style-name="P10">Options (variable):</text:p>
      <text:p text:style-name="P6">This field is reserved for optional TCP features.</text:p>
      <text:p text:style-name="P6"/>
      <text:p text:style-name="P10">Padding:</text:p>
      <text:p text:style-name="P6">This field is nothing but added zeros to ensure that the TCP header is a multiple 32 bits.</text:p>
      <text:p text:style-name="P6"/>
      <text:p text:style-name="P10">Data:</text:p>
      <text:p text:style-name="P6">This is the data which is the chunk of the next higher layer (Application).</text:p>
      <text:p text:style-name="P13">2.5 <text:s text:c="2"/>The User Datagram Protocol (UDP)</text:p>
      <text:p text:style-name="P6">The UDP header is described in detail in RFC 768, so you just take a look it here. It is shown in Figure 2-5.</text:p>
      <text:p text:style-name="P11"/>
      <text:p text:style-name="P11">0<text:tab/><text:tab/><text:tab/> <text:s text:c="6"/><text:tab/><text:tab/><text:tab/><text:tab/>16<text:tab/><text:tab/><text:tab/><text:tab/><text:tab/><text:tab/> <text:s text:c="6"/>31</text:p>
      <table:table table:name="Table4" table:style-name="Table4">
        <table:table-column table:style-name="Table4.A"/>
        <table:table-column table:style-name="Table4.B"/>
        <table:table-row>
          <table:table-cell table:style-name="Table4.A1" office:value-type="string">
            <text:p text:style-name="P7">Source Port</text:p>
          </table:table-cell>
          <table:table-cell table:style-name="Table4.B1" office:value-type="string">
            <text:p text:style-name="P7">Destination Port</text:p>
          </table:table-cell>
        </table:table-row>
        <table:table-row>
          <table:table-cell table:style-name="Table4.A2" office:value-type="string">
            <text:p text:style-name="P7">Length</text:p>
          </table:table-cell>
          <table:table-cell table:style-name="Table4.B2" office:value-type="string">
            <text:p text:style-name="P7">Checksum</text:p>
          </table:table-cell>
        </table:table-row>
        <table:table-row>
          <table:table-cell table:style-name="Table4.B2" table:number-columns-spanned="2" office:value-type="string">
            <text:p text:style-name="P7">Data</text:p>
          </table:table-cell>
          <table:covered-table-cell/>
        </table:table-row>
      </table:table>
      <text:p text:style-name="P11">Figure 2-5. The User Datagram Protocol (UDP) Header</text:p>
      <text:p text:style-name="P11"/>
      <text:p text:style-name="P12">Source Port (16 bits):</text:p>
      <text:p text:style-name="P6">This field is the source port.</text:p>
      <text:p text:style-name="P6"/>
      <text:p text:style-name="P10">Destination Port (16 bits):</text:p>
      <text:p text:style-name="P6">This field is the destination port.</text:p>
      <text:p text:style-name="P6"/>
      <text:p text:style-name="P10">Length (16 bits):</text:p>
      <text:p text:style-name="P6">This field is used for informing the receiver of the length of the datagram including both the header and the data.</text:p>
      <text:p text:style-name="P6"/>
      <text:p text:style-name="P10">Checksum (16 bits):</text:p>
      <text:p text:style-name="P6">This field is used for error-checking and an algorithm is used to calculate it both by sender and by receiver.</text:p>
      <text:p text:style-name="P6"/>
      <text:p text:style-name="P18">2.6 <text:s text:c="2"/>The Internet Control Message Protocol version 4 (ICMPv4)</text:p>
      <text:p text:style-name="P6">The ICMPv4 header is described in detail in RFC 792, but as a reference and as a source of most attacks I will discuss most types of ICMPv4 packets here. The ICMPv4 headers are different when serving different purposes based on the ICMPv4 Type field. The ICMPv4 is actually an IP packet which it's first octet determines which type of ICMPv4 packet it is and depending on this Type field, the length of the packet differs. There are many types of ICMPv4 packets which are shown in Table 2-1.</text:p>
      <table:table table:name="Table5" table:style-name="Table5">
        <table:table-column table:style-name="Table5.A"/>
        <table:table-column table:style-name="Table5.B"/>
        <table:table-row>
          <table:table-cell table:style-name="Table5.A1" office:value-type="string">
            <text:p text:style-name="P19">Type(value)</text:p>
          </table:table-cell>
          <table:table-cell table:style-name="Table5.B1" office:value-type="string">
            <text:p text:style-name="P12">Message Type</text:p>
          </table:table-cell>
        </table:table-row>
        <table:table-row>
          <table:table-cell table:style-name="Table5.A2" office:value-type="string">
            <text:p text:style-name="P9">0</text:p>
          </table:table-cell>
          <table:table-cell table:style-name="Table5.B2" office:value-type="string">
            <text:p text:style-name="P11">Echo Reply</text:p>
          </table:table-cell>
        </table:table-row>
        <table:table-row>
          <table:table-cell table:style-name="Table5.A2" office:value-type="string">
            <text:p text:style-name="P9">3</text:p>
          </table:table-cell>
          <table:table-cell table:style-name="Table5.B2" office:value-type="string">
            <text:p text:style-name="P11">Destination Unreachable</text:p>
          </table:table-cell>
        </table:table-row>
        <table:table-row>
          <table:table-cell table:style-name="Table5.A2" office:value-type="string">
            <text:p text:style-name="P9">4</text:p>
          </table:table-cell>
          <table:table-cell table:style-name="Table5.B2" office:value-type="string">
            <text:p text:style-name="P11">Source Quench</text:p>
          </table:table-cell>
        </table:table-row>
        <table:table-row>
          <table:table-cell table:style-name="Table5.A2" office:value-type="string">
            <text:p text:style-name="P9">5</text:p>
          </table:table-cell>
          <table:table-cell table:style-name="Table5.B2" office:value-type="string">
            <text:p text:style-name="P11">Redirect</text:p>
          </table:table-cell>
        </table:table-row>
        <table:table-row>
          <table:table-cell table:style-name="Table5.A2" office:value-type="string">
            <text:p text:style-name="P9">8</text:p>
          </table:table-cell>
          <table:table-cell table:style-name="Table5.B2" office:value-type="string">
            <text:p text:style-name="P11">Echo (Request)</text:p>
          </table:table-cell>
        </table:table-row>
        <table:table-row>
          <table:table-cell table:style-name="Table5.A2" office:value-type="string">
            <text:p text:style-name="P9">11</text:p>
          </table:table-cell>
          <table:table-cell table:style-name="Table5.B2" office:value-type="string">
            <text:p text:style-name="P11">Time Exceeded</text:p>
          </table:table-cell>
        </table:table-row>
        <table:table-row>
          <table:table-cell table:style-name="Table5.A2" office:value-type="string">
            <text:p text:style-name="P9">12</text:p>
          </table:table-cell>
          <table:table-cell table:style-name="Table5.B2" office:value-type="string">
            <text:p text:style-name="P11">Parameter Problem</text:p>
          </table:table-cell>
        </table:table-row>
        <table:table-row>
          <table:table-cell table:style-name="Table5.A2" office:value-type="string">
            <text:p text:style-name="P9">13</text:p>
          </table:table-cell>
          <table:table-cell table:style-name="Table5.B2" office:value-type="string">
            <text:p text:style-name="P11">Timestamp</text:p>
          </table:table-cell>
        </table:table-row>
        <table:table-row>
          <table:table-cell table:style-name="Table5.A2" office:value-type="string">
            <text:p text:style-name="P9">14</text:p>
          </table:table-cell>
          <table:table-cell table:style-name="Table5.B2" office:value-type="string">
            <text:p text:style-name="P11">Timestamp Reply</text:p>
          </table:table-cell>
        </table:table-row>
        <table:table-row>
          <table:table-cell table:style-name="Table5.A2" office:value-type="string">
            <text:p text:style-name="P9">15</text:p>
          </table:table-cell>
          <table:table-cell table:style-name="Table5.B2" office:value-type="string">
            <text:p text:style-name="P11">Information Request</text:p>
          </table:table-cell>
        </table:table-row>
        <table:table-row>
          <table:table-cell table:style-name="Table5.A2" office:value-type="string">
            <text:p text:style-name="P9">16</text:p>
          </table:table-cell>
          <table:table-cell table:style-name="Table5.B2" office:value-type="string">
            <text:p text:style-name="P11">Information Reply</text:p>
          </table:table-cell>
        </table:table-row>
      </table:table>
      <text:p text:style-name="P11">Table 2-1. ICMPv4 message types and values</text:p>
      <text:p text:style-name="P12"/>
      <text:p text:style-name="P20">2.6.1 <text:s text:c="2"/>Echo (Request) and Echo Reply (8 - 0)</text:p>
      <text:p text:style-name="P6">This type of datagrams are used to check the availability of a host in a network environment. The data sent in the Echo (Request) datagram must be sent back to the sender in the Echo Reply datagram by the receiver. The header of these two datagrams is shown in Figure 2-6.</text:p>
      <text:p text:style-name="P12"/>
      <text:p text:style-name="P11">0 <text:s text:c="27"/><text:tab/> <text:s text:c="4"/>8 <text:s text:c="33"/>16 <text:tab/><text:tab/><text:tab/><text:tab/><text:tab/><text:tab/> <text:s text:c="6"/>31</text:p>
      <table:table table:name="Table6" table:style-name="Table6">
        <table:table-column table:style-name="Table6.A"/>
        <table:table-column table:style-name="Table6.B"/>
        <table:table-column table:style-name="Table6.C"/>
        <table:table-row>
          <table:table-cell table:style-name="Table6.A1" office:value-type="string">
            <text:p text:style-name="P7">Type</text:p>
          </table:table-cell>
          <table:table-cell table:style-name="Table6.A1" office:value-type="string">
            <text:p text:style-name="P7">Code</text:p>
          </table:table-cell>
          <table:table-cell table:style-name="Table6.C1" office:value-type="string">
            <text:p text:style-name="P7">Checksum</text:p>
          </table:table-cell>
        </table:table-row>
        <table:table-row>
          <table:table-cell table:style-name="Table6.A2" table:number-columns-spanned="2" office:value-type="string">
            <text:p text:style-name="P7">Identifier</text:p>
          </table:table-cell>
          <table:covered-table-cell/>
          <table:table-cell table:style-name="Table6.C2" office:value-type="string">
            <text:p text:style-name="P7">Sequence Number</text:p>
          </table:table-cell>
        </table:table-row>
        <table:table-row>
          <table:table-cell table:style-name="Table6.C2" table:number-columns-spanned="3" office:value-type="string">
            <text:p text:style-name="P21">Data</text:p>
          </table:table-cell>
          <table:covered-table-cell/>
          <table:covered-table-cell/>
        </table:table-row>
      </table:table>
      <text:p text:style-name="P11">Figure 2-6. Echo (Request) and Echo Reply datagrams header</text:p>
      <text:p text:style-name="P11"/>
      <text:p text:style-name="P10">Type:</text:p>
      <text:p text:style-name="P6">8 <text:s text:c="2"/>= <text:s text:c="2"/>Echo (Request)</text:p>
      <text:p text:style-name="P6">0 <text:s text:c="2"/>= <text:s text:c="2"/>Echo Reply</text:p>
      <text:p text:style-name="P6"/>
      <text:p text:style-name="P10">Code:</text:p>
      <text:p text:style-name="P6">0</text:p>
      <text:p text:style-name="P6"/>
      <text:p text:style-name="P10">Identifier:</text:p>
      <text:p text:style-name="P6">If the code field is zero, this field will be zero to aid in matching echoes and replies.</text:p>
      <text:p text:style-name="P10"/>
      <text:p text:style-name="P10">Sequence Number:</text:p>
      <text:p text:style-name="P22">If the code field is zero, this field will be zero to aid in matching echoes and replies.</text:p>
      <text:p text:style-name="P23">2.6.2 <text:s text:c="2"/>Destination Unreachable (3)</text:p>
      <text:p text:style-name="P6">A network or a host may be unreachable due to many reason e.g. the maximum number of hops are passed and the TTL is expired, there is no such destination or any other meaningful/less reason. In this case the gateway sends a Destination Unreachable datagram to inform the sender of the unavailability of the destination host or network. The datagram header is shown in Figure 2-7.</text:p>
      <text:p text:style-name="P11"/>
      <text:p text:style-name="P11">0 <text:s text:c="27"/><text:tab/> <text:s text:c="4"/>8 <text:s text:c="27"/><text:tab/>16 <text:tab/><text:tab/><text:tab/><text:tab/><text:tab/> <text:tab/> <text:s text:c="6"/>31</text:p>
      <table:table table:name="Table7" table:style-name="Table7">
        <table:table-column table:style-name="Table7.A"/>
        <table:table-column table:style-name="Table7.B"/>
        <table:table-column table:style-name="Table7.C"/>
        <table:table-row>
          <table:table-cell table:style-name="Table7.A1" office:value-type="string">
            <text:p text:style-name="P7">Type</text:p>
          </table:table-cell>
          <table:table-cell table:style-name="Table7.A1" office:value-type="string">
            <text:p text:style-name="P7">Code</text:p>
          </table:table-cell>
          <table:table-cell table:style-name="Table7.C1" office:value-type="string">
            <text:p text:style-name="P7">Checksum</text:p>
          </table:table-cell>
        </table:table-row>
        <table:table-row>
          <table:table-cell table:style-name="Table7.A2" table:number-columns-spanned="3" office:value-type="string">
            <text:p text:style-name="P7">Unused</text:p>
          </table:table-cell>
          <table:covered-table-cell/>
          <table:covered-table-cell/>
        </table:table-row>
        <table:table-row>
          <table:table-cell table:style-name="Table7.A2" table:number-columns-spanned="3" office:value-type="string">
            <text:p text:style-name="P21">Internet Header + 64 bits of Original Data Datagram</text:p>
          </table:table-cell>
          <table:covered-table-cell/>
          <table:covered-table-cell/>
        </table:table-row>
      </table:table>
      <text:p text:style-name="P11">Figure 2-7. Destination Unreachable datagram header</text:p>
      <text:p text:style-name="P11"/>
      <text:p text:style-name="P12">Type:</text:p>
      <text:p text:style-name="P11">3</text:p>
      <text:p text:style-name="P11"/>
      <text:p text:style-name="P12">Code(s):</text:p>
      <text:p text:style-name="P11">0 <text:s text:c="2"/>= <text:s text:c="2"/>net unreachable</text:p>
      <text:p text:style-name="P11">1 <text:s text:c="2"/>= <text:s text:c="2"/>host unreachable</text:p>
      <text:p text:style-name="P11">2 <text:s text:c="2"/>= <text:s text:c="2"/>protocol unreachable</text:p>
      <text:p text:style-name="P11">3 <text:s text:c="2"/>= <text:s text:c="2"/>port unreachable</text:p>
      <text:p text:style-name="P11">4 <text:s text:c="2"/>= <text:s text:c="2"/>fragmentation needed and DF set</text:p>
      <text:p text:style-name="P11">5 <text:s text:c="2"/>= <text:s text:c="2"/>source route failed</text:p>
      <text:p text:style-name="P24"><text:span text:style-name="T3">6 <text:s text:c="2"/>= <text:s text:c="2"/>d</text:span>estination network unknown</text:p>
      <text:p text:style-name="P24">7 <text:s text:c="2"/>= <text:s text:c="2"/>destination host unknown</text:p>
      <text:p text:style-name="P24">8 <text:s text:c="2"/>= <text:s text:c="2"/>source host isolated (obsolete)</text:p>
      <text:p text:style-name="P24">9 <text:s text:c="2"/>= <text:s text:c="2"/>destination network administratively prohibited</text:p>
      <text:p text:style-name="P24">10 = <text:s text:c="2"/>destination host administratively prohibited</text:p>
      <text:p text:style-name="P24">11 = <text:s text:c="2"/>network unreachable for TOS</text:p>
      <text:p text:style-name="P24">12 = <text:s text:c="2"/>host unreachable for TOS</text:p>
      <text:p text:style-name="P24">13 = <text:s text:c="2"/>communication administratively prohibited by filtering</text:p>
      <text:p text:style-name="P24">14 = <text:s text:c="2"/>host precedence violation</text:p>
      <text:p text:style-name="P24">15 = <text:s text:c="2"/>precedence cutoff in effect</text:p>
      <text:p text:style-name="P25"/>
      <text:p text:style-name="P20">2.6.3 <text:s text:c="2"/>Source Quench (4)</text:p>
      <text:p text:style-name="P6">There are two ways in which the Source Quench datagram is sent to the sender. The first is where there is more data than that the gateway's queue can handle; In this case, the gateway discards the packet and sends Source Quench datagram to the sender to cut back the rate at which it is sending traffic to the specified destination. The second is where the sender sends packets to a destination host and the datagrams arrive too fast to be processed by the destination, thus, the receiver sends a Source Quench datagram to inform the sender to cut back the rate at which it is sending traffic to it and then gradually increase it till it receives another Source Quench datagram. The datagram header is shown in Figure 2-8.</text:p>
      <text:p text:style-name="P11"/>
      <text:p text:style-name="P11">0 <text:s text:c="27"/><text:tab/> <text:s text:c="4"/>8 <text:s text:c="27"/><text:tab/>16 <text:tab/><text:tab/><text:tab/><text:tab/><text:tab/> <text:tab/> <text:s text:c="6"/>31</text:p>
      <table:table table:name="Table8" table:style-name="Table8">
        <table:table-column table:style-name="Table8.A"/>
        <table:table-column table:style-name="Table8.B"/>
        <table:table-column table:style-name="Table8.C"/>
        <table:table-row>
          <table:table-cell table:style-name="Table8.A1" office:value-type="string">
            <text:p text:style-name="P7">Type</text:p>
          </table:table-cell>
          <table:table-cell table:style-name="Table8.A1" office:value-type="string">
            <text:p text:style-name="P7">Code</text:p>
          </table:table-cell>
          <table:table-cell table:style-name="Table8.C1" office:value-type="string">
            <text:p text:style-name="P7">Checksum</text:p>
          </table:table-cell>
        </table:table-row>
        <table:table-row>
          <table:table-cell table:style-name="Table8.A2" table:number-columns-spanned="3" office:value-type="string">
            <text:p text:style-name="P7">Unused</text:p>
          </table:table-cell>
          <table:covered-table-cell/>
          <table:covered-table-cell/>
        </table:table-row>
        <table:table-row>
          <table:table-cell table:style-name="Table8.A2" table:number-columns-spanned="3" office:value-type="string">
            <text:p text:style-name="P21">Internet Header + 64 bits of Original Data Datagram</text:p>
          </table:table-cell>
          <table:covered-table-cell/>
          <table:covered-table-cell/>
        </table:table-row>
      </table:table>
      <text:p text:style-name="P11">Figure 2-8. Source Quench datagram header</text:p>
      <text:p text:style-name="P11"/>
      <text:p text:style-name="P12">Type:</text:p>
      <text:p text:style-name="P11">4</text:p>
      <text:p text:style-name="P11"/>
      <text:p text:style-name="P12">Code:</text:p>
      <text:p text:style-name="P11">0</text:p>
      <text:p text:style-name="P26"/>
      <text:p text:style-name="P20">2.6.4 <text:s text:c="2"/>Redirect (5)</text:p>
      <text:p text:style-name="P6">This type of datagram is sent by a gateway when it detects that there is another gateway in the same network; if the host requests a destination which is in the second gateway's address range, then the first gateway (which the host has access to) will send the original packet to the next gateway for delivering and a Redirect datagram to the host to inform it about the second gateway. The datagram header is shown in Figure 2-9.</text:p>
      <text:p text:style-name="P11">0 <text:s text:c="34"/>8 <text:s text:c="27"/><text:tab/>16 <text:tab/><text:tab/><text:tab/><text:tab/><text:tab/> <text:tab/> <text:s text:c="6"/>31</text:p>
      <table:table table:name="Table9" table:style-name="Table9">
        <table:table-column table:style-name="Table9.A"/>
        <table:table-column table:style-name="Table9.B"/>
        <table:table-column table:style-name="Table9.C"/>
        <table:table-row>
          <table:table-cell table:style-name="Table9.A1" office:value-type="string">
            <text:p text:style-name="P7">Type</text:p>
          </table:table-cell>
          <table:table-cell table:style-name="Table9.A1" office:value-type="string">
            <text:p text:style-name="P7">Code</text:p>
          </table:table-cell>
          <table:table-cell table:style-name="Table9.C1" office:value-type="string">
            <text:p text:style-name="P7">Checksum</text:p>
          </table:table-cell>
        </table:table-row>
        <table:table-row>
          <table:table-cell table:style-name="Table9.A2" table:number-columns-spanned="3" office:value-type="string">
            <text:p text:style-name="P7">Gateway Internet Address</text:p>
          </table:table-cell>
          <table:covered-table-cell/>
          <table:covered-table-cell/>
        </table:table-row>
        <table:table-row>
          <table:table-cell table:style-name="Table9.A2" table:number-columns-spanned="3" office:value-type="string">
            <text:p text:style-name="P21">Internet Header + 64 bits of Original Data Datagram</text:p>
          </table:table-cell>
          <table:covered-table-cell/>
          <table:covered-table-cell/>
        </table:table-row>
      </table:table>
      <text:p text:style-name="P11">Figure 2-9. Redirect datagram header</text:p>
      <text:p text:style-name="P11"/>
      <text:p text:style-name="P10">Type:</text:p>
      <text:p text:style-name="P6">5</text:p>
      <text:p text:style-name="P6"/>
      <text:p text:style-name="P10">Code:</text:p>
      <text:p text:style-name="P6">0 <text:s text:c="2"/>= <text:s text:c="2"/>redirect datagrams for the Network.</text:p>
      <text:p text:style-name="P6">1 <text:s text:c="2"/>= <text:s text:c="2"/>redirect datagrams for the Host.</text:p>
      <text:p text:style-name="P6">2 <text:s text:c="2"/>= <text:s text:c="2"/>redirect datagrams for the Type of Service and Network.</text:p>
      <text:p text:style-name="P6">3 <text:s text:c="2"/>= <text:s text:c="2"/>redirect datagrams for the Type of Service and Host.</text:p>
      <text:p text:style-name="P6"/>
      <text:p text:style-name="P10">Gateway Internet Address (32 bits):</text:p>
      <text:p text:style-name="P6">The address of second gateway as described above.</text:p>
      <text:p text:style-name="P6"/>
      <text:p text:style-name="P27">2.6.5 <text:s text:c="2"/>Time Exceeded (11)</text:p>
      <text:p text:style-name="P6">If a datagram time to live is zero or the fragmented datagrams can not be reassembled, the gateway or the host discards the packet and send a Time Exceeded datagram to the sender. The datagram header is shown in Figure 2-10.</text:p>
      <text:p text:style-name="P11"/>
      <text:p text:style-name="P10">Type:</text:p>
      <text:p text:style-name="P6">11</text:p>
      <text:p text:style-name="P28">0 <text:s text:c="33"/>8 <text:s text:c="27"/><text:tab/>16 <text:tab/><text:tab/><text:tab/><text:tab/><text:tab/> <text:tab/> <text:s text:c="6"/>31</text:p>
      <table:table table:name="Table10" table:style-name="Table10">
        <table:table-column table:style-name="Table10.A"/>
        <table:table-column table:style-name="Table10.B"/>
        <table:table-column table:style-name="Table10.C"/>
        <table:table-row>
          <table:table-cell table:style-name="Table10.A1" office:value-type="string">
            <text:p text:style-name="P7">Type</text:p>
          </table:table-cell>
          <table:table-cell table:style-name="Table10.A1" office:value-type="string">
            <text:p text:style-name="P7">Code</text:p>
          </table:table-cell>
          <table:table-cell table:style-name="Table10.C1" office:value-type="string">
            <text:p text:style-name="P7">Checksum</text:p>
          </table:table-cell>
        </table:table-row>
        <table:table-row>
          <table:table-cell table:style-name="Table10.A2" table:number-columns-spanned="3" office:value-type="string">
            <text:p text:style-name="P7">Unused</text:p>
          </table:table-cell>
          <table:covered-table-cell/>
          <table:covered-table-cell/>
        </table:table-row>
        <table:table-row>
          <table:table-cell table:style-name="Table10.A2" table:number-columns-spanned="3" office:value-type="string">
            <text:p text:style-name="P21">Internet Header + 64 bits of Original Data Datagram</text:p>
          </table:table-cell>
          <table:covered-table-cell/>
          <table:covered-table-cell/>
        </table:table-row>
      </table:table>
      <text:p text:style-name="P11">Figure 2-10. Time Exceeded datagram header</text:p>
      <text:p text:style-name="P11"/>
      <text:p text:style-name="P10">Code:</text:p>
      <text:p text:style-name="P6">0 <text:s text:c="2"/>= <text:s text:c="2"/>time to live exceeded in transit</text:p>
      <text:p text:style-name="P6">1 <text:s text:c="2"/>= <text:s text:c="2"/>fragment reassembly time exceeded</text:p>
      <text:p text:style-name="P6"/>
      <text:p text:style-name="P27">2.6.6 <text:s text:c="2"/>Parameter Problem (12)</text:p>
      <text:p text:style-name="P6">This type of datagram is sent whether the sender's packet has an error in it or there is missing option. The datagram header is shown in Figure 2-11.</text:p>
      <text:p text:style-name="P29"/>
      <text:p text:style-name="P29">0 <text:s text:c="26"/><text:tab/> <text:s text:c="6"/>8 <text:s text:c="27"/><text:tab/> <text:s/>16 <text:tab/><text:tab/><text:tab/><text:tab/><text:tab/> <text:s text:c="3"/><text:tab/> <text:s text:c="6"/>31</text:p>
      <table:table table:name="Table11" table:style-name="Table11">
        <table:table-column table:style-name="Table11.A"/>
        <table:table-column table:style-name="Table11.B"/>
        <table:table-column table:style-name="Table11.C"/>
        <table:table-row>
          <table:table-cell table:style-name="Table11.A1" office:value-type="string">
            <text:p text:style-name="P7">Type</text:p>
          </table:table-cell>
          <table:table-cell table:style-name="Table11.A1" office:value-type="string">
            <text:p text:style-name="P7">Code</text:p>
          </table:table-cell>
          <table:table-cell table:style-name="Table11.C1" office:value-type="string">
            <text:p text:style-name="P7">Checksum</text:p>
          </table:table-cell>
        </table:table-row>
        <table:table-row>
          <table:table-cell table:style-name="Table11.A2" office:value-type="string">
            <text:p text:style-name="P7">Pointer</text:p>
          </table:table-cell>
          <table:table-cell table:style-name="Table11.B2" table:number-columns-spanned="2" office:value-type="string">
            <text:p text:style-name="P7">Unused</text:p>
          </table:table-cell>
          <table:covered-table-cell/>
        </table:table-row>
        <table:table-row>
          <table:table-cell table:style-name="Table11.B2" table:number-columns-spanned="3" office:value-type="string">
            <text:p text:style-name="P21">Internet Header + 64 bits of Original Data Datagram</text:p>
          </table:table-cell>
          <table:covered-table-cell/>
          <table:covered-table-cell/>
        </table:table-row>
      </table:table>
      <text:p text:style-name="P6">Figure 2-11. Parameters Problem datagram header</text:p>
      <text:p text:style-name="P6"/>
      <text:p text:style-name="P10">Type:</text:p>
      <text:p text:style-name="P6">12</text:p>
      <text:p text:style-name="P6"/>
      <text:p text:style-name="P10">Code:</text:p>
      <text:p text:style-name="P6">0 <text:s text:c="2"/>= <text:s text:c="2"/>pointer indicates the error</text:p>
      <text:p text:style-name="P6">1 <text:s text:c="2"/>= <text:s text:c="2"/>required options are missing</text:p>
      <text:p text:style-name="P6"/>
      <text:p text:style-name="P10">Pointer:</text:p>
      <text:p text:style-name="P6">If Code is zero, then Pointer point to where the error occurred in the datagram header.</text:p>
      <text:p text:style-name="P6"/>
      <text:p text:style-name="P27">2.6.7 <text:s text:c="2"/>Timestamp (Request) and Timestamp Reply (13 – 14)</text:p>
      <text:p text:style-name="P30"><text:span text:style-name="T4">The timestamp datagrams contains three 32-bit timestamps counting the milliseconds since midnight UT (Universal Time). </text:span>The first timestamp is the sender's timestamp, which contains the last time the sender touched the packet. The receive timestamp is the time that the echoer host first touched the packet and the transmit timestamp is the last timestamp set just previous to sending the packet. The datagram <text:span text:style-name="T4">header is shown in Figure 2-12.</text:span></text:p>
      <text:p text:style-name="P12">Type:</text:p>
      <text:p text:style-name="P11">13 <text:s text:c="2"/>= <text:s text:c="2"/>timestamp (request)</text:p>
      <text:p text:style-name="P11">14 <text:s text:c="2"/>= <text:s text:c="2"/>timestamp reply</text:p>
      <text:p text:style-name="P11"/>
      <text:p text:style-name="P12">Code:</text:p>
      <text:p text:style-name="P11">0</text:p>
      <text:p text:style-name="P31">0 <text:s text:c="27"/><text:tab/> <text:s text:c="4"/>8 <text:s text:c="27"/><text:tab/>16 <text:tab/><text:tab/><text:tab/><text:tab/><text:tab/> <text:tab/> <text:s text:c="6"/>31</text:p>
      <table:table table:name="Table12" table:style-name="Table12">
        <table:table-column table:style-name="Table12.A"/>
        <table:table-column table:style-name="Table12.B"/>
        <table:table-column table:style-name="Table12.C"/>
        <table:table-row>
          <table:table-cell table:style-name="Table12.A1" office:value-type="string">
            <text:p text:style-name="P7">Type</text:p>
          </table:table-cell>
          <table:table-cell table:style-name="Table12.A1" office:value-type="string">
            <text:p text:style-name="P7">Code</text:p>
          </table:table-cell>
          <table:table-cell table:style-name="Table12.C1" office:value-type="string">
            <text:p text:style-name="P7">Checksum</text:p>
          </table:table-cell>
        </table:table-row>
        <table:table-row>
          <table:table-cell table:style-name="Table12.A2" table:number-columns-spanned="2" office:value-type="string">
            <text:p text:style-name="P7">Identifier</text:p>
          </table:table-cell>
          <table:covered-table-cell/>
          <table:table-cell table:style-name="Table12.C2" office:value-type="string">
            <text:p text:style-name="P7">Sequence Number</text:p>
          </table:table-cell>
        </table:table-row>
        <table:table-row>
          <table:table-cell table:style-name="Table12.C2" table:number-columns-spanned="3" office:value-type="string">
            <text:p text:style-name="P21">Originate Timestamp</text:p>
          </table:table-cell>
          <table:covered-table-cell/>
          <table:covered-table-cell/>
        </table:table-row>
        <table:table-row>
          <table:table-cell table:style-name="Table12.C2" table:number-columns-spanned="3" office:value-type="string">
            <text:p text:style-name="P21">Receive Timestamp</text:p>
          </table:table-cell>
          <table:covered-table-cell/>
          <table:covered-table-cell/>
        </table:table-row>
        <table:table-row>
          <table:table-cell table:style-name="Table12.C2" table:number-columns-spanned="3" office:value-type="string">
            <text:p text:style-name="P21">Transmit Timestamp</text:p>
          </table:table-cell>
          <table:covered-table-cell/>
          <table:covered-table-cell/>
        </table:table-row>
      </table:table>
      <text:p text:style-name="P11">Figure 2-12. Timestamp (Request) and Timestamp Reply datagrams header</text:p>
      <text:p text:style-name="P11"/>
      <text:p text:style-name="P12">Identifier:</text:p>
      <text:p text:style-name="P6">If the code field is zero, this field will be zero to aid in matching echoes and replies.</text:p>
      <text:p text:style-name="P6"/>
      <text:p text:style-name="P10">Sequence Number:</text:p>
      <text:p text:style-name="P6">If the code field is zero, this field will be zero to aid in matching echoes and replies.</text:p>
      <text:p text:style-name="P10"/>
      <text:p text:style-name="P27">2.6.8 <text:s text:c="2"/>Information Request and Information Reply (15 – 16)</text:p>
      <text:p text:style-name="P6">This datagram may be sent with the source network in the IP header source and destination address fields, set to zero (which means "this" network). The replying IP module should send the reply with the addresses fully specified. This message is a way for a host to find out the number of the network it is on. The datagram header is shown in Figure 2-13.</text:p>
      <text:p text:style-name="P11"/>
      <text:p text:style-name="P11">0 <text:s text:c="27"/><text:tab/> <text:s text:c="4"/>8 <text:s text:c="27"/><text:tab/>16 <text:tab/><text:tab/><text:tab/><text:tab/><text:tab/> <text:tab/> <text:s text:c="6"/>31</text:p>
      <table:table table:name="Table13" table:style-name="Table13">
        <table:table-column table:style-name="Table13.A" table:number-columns-repeated="2"/>
        <table:table-column table:style-name="Table13.C"/>
        <table:table-row>
          <table:table-cell table:style-name="Table13.A1" office:value-type="string">
            <text:p text:style-name="P7">Type</text:p>
          </table:table-cell>
          <table:table-cell table:style-name="Table13.A1" office:value-type="string">
            <text:p text:style-name="P7">Code</text:p>
          </table:table-cell>
          <table:table-cell table:style-name="Table13.C1" office:value-type="string">
            <text:p text:style-name="P7">Checksum</text:p>
          </table:table-cell>
        </table:table-row>
        <table:table-row>
          <table:table-cell table:style-name="Table13.A2" table:number-columns-spanned="2" office:value-type="string">
            <text:p text:style-name="P7">Identifier</text:p>
          </table:table-cell>
          <table:covered-table-cell/>
          <table:table-cell table:style-name="Table13.C2" office:value-type="string">
            <text:p text:style-name="P7">Sequence Number</text:p>
          </table:table-cell>
        </table:table-row>
      </table:table>
      <text:p text:style-name="P11">Figure 2-13. Information Request and Information Reply datagrams header</text:p>
      <text:p text:style-name="P11"/>
      <text:p text:style-name="P12">Type:</text:p>
      <text:p text:style-name="P11">15 <text:s text:c="2"/>= <text:s text:c="2"/>information request</text:p>
      <text:p text:style-name="P11">16 <text:s text:c="2"/>= <text:s text:c="2"/>information reply</text:p>
      <text:p text:style-name="P11"/>
      <text:p text:style-name="P12">Code:</text:p>
      <text:p text:style-name="P11">0</text:p>
      <text:p text:style-name="P11"/>
      <text:p text:style-name="P10">Identifier:</text:p>
      <text:p text:style-name="P6">If the code field is zero, this field will be zero to aid in matching echoes and replies.</text:p>
      <text:p text:style-name="P32"/>
      <text:p text:style-name="P32">Sequence Number:</text:p>
      <text:p text:style-name="P6">If the code field is zero, this field will be zero to aid in matching echo's and replies.</text:p>
      <text:p text:style-name="P13">2.7 <text:s text:c="2"/>The Internet Control Message Protocol version 6 (ICMPv6)</text:p>
      <text:p text:style-name="P6">The IPv6 uses ICMPv4 as defined in RFC 792 with some changes to the original header; the value of Next Header field is 58 and it is called ICMPv6. ICMPv6 header is preceded with IPv6 header with zero or more extension headers. The ICMPv6 header is shown in Figure 2-14.</text:p>
      <text:p text:style-name="P6"/>
      <text:p text:style-name="P6">0 <text:s text:c="27"/><text:tab/> <text:s text:c="4"/>8 <text:s text:c="27"/><text:tab/>16<text:tab/><text:tab/><text:tab/><text:tab/><text:tab/> <text:tab/> <text:s text:c="6"/>31</text:p>
      <table:table table:name="Table15" table:style-name="Table15">
        <table:table-column table:style-name="Table15.A"/>
        <table:table-column table:style-name="Table15.B"/>
        <table:table-column table:style-name="Table15.C"/>
        <table:table-row>
          <table:table-cell table:style-name="Table15.A1" office:value-type="string">
            <text:p text:style-name="P7">Type</text:p>
          </table:table-cell>
          <table:table-cell table:style-name="Table15.A1" office:value-type="string">
            <text:p text:style-name="P7">Code</text:p>
          </table:table-cell>
          <table:table-cell table:style-name="Table15.C1" office:value-type="string">
            <text:p text:style-name="P7">Checksum</text:p>
          </table:table-cell>
        </table:table-row>
        <table:table-row>
          <table:table-cell table:style-name="Table15.A2" table:number-columns-spanned="3" office:value-type="string">
            <text:p text:style-name="P7">Message Body</text:p>
          </table:table-cell>
          <table:covered-table-cell/>
          <table:covered-table-cell/>
        </table:table-row>
      </table:table>
      <text:p text:style-name="P6">Figure 2-14. Internet Control Message Protocol version 6 (ICMPv6) header</text:p>
      <text:p text:style-name="P6"/>
      <text:p text:style-name="P10">Type (8 bits):</text:p>
      <text:p text:style-name="P6">This field is used to identify the type of message.</text:p>
      <text:p text:style-name="P6"/>
      <text:p text:style-name="P10">Code (8 bits):</text:p>
      <text:p text:style-name="P6">This field's value depends on the Type field. It is used to indicate the code associated with the Type field, and thus, the message type and body differs.</text:p>
      <text:p text:style-name="P6"/>
      <text:p text:style-name="P6">There are many types of message types listed in Table 2-2 with their corresponding Type field's value.</text:p>
      <text:p text:style-name="P6"/>
      <table:table table:name="Table16" table:style-name="Table16">
        <table:table-column table:style-name="Table16.A"/>
        <table:table-column table:style-name="Table16.B"/>
        <table:table-row>
          <table:table-cell table:style-name="Table16.A1" table:number-columns-spanned="2" office:value-type="string">
            <text:p text:style-name="P9">Informational Messages</text:p>
          </table:table-cell>
          <table:covered-table-cell/>
        </table:table-row>
        <table:table-row>
          <table:table-cell table:style-name="Table16.A2" office:value-type="string">
            <text:p text:style-name="P19">Type</text:p>
          </table:table-cell>
          <table:table-cell table:style-name="Table16.B2" office:value-type="string">
            <text:p text:style-name="P12">Message Type</text:p>
          </table:table-cell>
        </table:table-row>
        <table:table-row>
          <table:table-cell table:style-name="Table16.A3" office:value-type="string">
            <text:p text:style-name="P9">128</text:p>
          </table:table-cell>
          <table:table-cell table:style-name="Table16.B3" office:value-type="string">
            <text:p text:style-name="P11">Echo Request</text:p>
          </table:table-cell>
        </table:table-row>
        <table:table-row>
          <table:table-cell table:style-name="Table16.A3" office:value-type="string">
            <text:p text:style-name="P9">129</text:p>
          </table:table-cell>
          <table:table-cell table:style-name="Table16.B3" office:value-type="string">
            <text:p text:style-name="P11">Echo Reply</text:p>
          </table:table-cell>
        </table:table-row>
        <table:table-row>
          <table:table-cell table:style-name="Table16.A5" table:number-columns-spanned="2" office:value-type="string">
            <text:p text:style-name="P9">Error Messages</text:p>
          </table:table-cell>
          <table:covered-table-cell/>
        </table:table-row>
        <table:table-row>
          <table:table-cell table:style-name="Table16.A2" office:value-type="string">
            <text:p text:style-name="P19">Type</text:p>
          </table:table-cell>
          <table:table-cell table:style-name="Table16.B2" office:value-type="string">
            <text:p text:style-name="P12">Message Type</text:p>
          </table:table-cell>
        </table:table-row>
        <table:table-row>
          <table:table-cell table:style-name="Table16.A3" office:value-type="string">
            <text:p text:style-name="P9">1</text:p>
          </table:table-cell>
          <table:table-cell table:style-name="Table16.B3" office:value-type="string">
            <text:p text:style-name="P11">Destination Unreachable</text:p>
          </table:table-cell>
        </table:table-row>
        <table:table-row>
          <table:table-cell table:style-name="Table16.A3" office:value-type="string">
            <text:p text:style-name="P9">2</text:p>
          </table:table-cell>
          <table:table-cell table:style-name="Table16.B3" office:value-type="string">
            <text:p text:style-name="P11">Packet Too Big</text:p>
          </table:table-cell>
        </table:table-row>
        <table:table-row>
          <table:table-cell table:style-name="Table16.A3" office:value-type="string">
            <text:p text:style-name="P9">3</text:p>
          </table:table-cell>
          <table:table-cell table:style-name="Table16.B3" office:value-type="string">
            <text:p text:style-name="P11">Time Exceeded</text:p>
          </table:table-cell>
        </table:table-row>
        <table:table-row>
          <table:table-cell table:style-name="Table16.A3" office:value-type="string">
            <text:p text:style-name="P9">4</text:p>
          </table:table-cell>
          <table:table-cell table:style-name="Table16.B3" office:value-type="string">
            <text:p text:style-name="P11">Parameter Problem</text:p>
          </table:table-cell>
        </table:table-row>
      </table:table>
      <text:p text:style-name="P11">Table 2-2. ICMPv6 message types and values</text:p>
      <text:p text:style-name="P6"/>
      <text:list text:style-name="L3">
        <text:list-item>
          <text:p text:style-name="P33">“Upper layer notification” is the process in which the receiver of the message notifies the upper-layer process about the type of the message received to be processed; this is what is done in the ICMP messages.</text:p>
        </text:list-item>
      </text:list>
      <text:p text:style-name="P10"/>
      <text:p text:style-name="P34">2.7.1 <text:s text:c="2"/>Echo Request and Echo Reply (128 - 129)</text:p>
      <text:p text:style-name="P6">These type of messages correspond to the IPv4 type of them in case of action. Their header is shown in Figure 2-15.</text:p>
      <text:p text:style-name="P6"/>
      <text:p text:style-name="P6">0 <text:s text:c="27"/><text:tab/> <text:s text:c="4"/>8 <text:s text:c="27"/><text:tab/>16<text:tab/><text:tab/><text:tab/><text:tab/><text:tab/> <text:tab/> <text:s text:c="6"/>31</text:p>
      <table:table table:name="Table17" table:style-name="Table17">
        <table:table-column table:style-name="Table17.A"/>
        <table:table-column table:style-name="Table17.B"/>
        <table:table-column table:style-name="Table17.C"/>
        <table:table-row>
          <table:table-cell table:style-name="Table17.A1" office:value-type="string">
            <text:p text:style-name="P7">Type</text:p>
          </table:table-cell>
          <table:table-cell table:style-name="Table17.A1" office:value-type="string">
            <text:p text:style-name="P7">Code</text:p>
          </table:table-cell>
          <table:table-cell table:style-name="Table17.C1" office:value-type="string">
            <text:p text:style-name="P7">Checksum</text:p>
          </table:table-cell>
        </table:table-row>
        <table:table-row>
          <table:table-cell table:style-name="Table17.A2" table:number-columns-spanned="2" office:value-type="string">
            <text:p text:style-name="P7">Identifier</text:p>
          </table:table-cell>
          <table:covered-table-cell/>
          <table:table-cell table:style-name="Table17.C2" office:value-type="string">
            <text:p text:style-name="P7">Sequence Number</text:p>
          </table:table-cell>
        </table:table-row>
        <table:table-row>
          <table:table-cell table:style-name="Table17.C2" table:number-columns-spanned="3" office:value-type="string">
            <text:p text:style-name="P7">Data</text:p>
          </table:table-cell>
          <table:covered-table-cell/>
          <table:covered-table-cell/>
        </table:table-row>
      </table:table>
      <text:p text:style-name="P6">Figure 2-15. Echo Request and Echo Reply (ICMPv6) header</text:p>
      <text:p text:style-name="P6"/>
      <text:p text:style-name="P10">Type:</text:p>
      <text:p text:style-name="P6">128 <text:s text:c="2"/>= <text:s text:c="2"/>(ICMPv6) Echo Request</text:p>
      <text:p text:style-name="P6">129 <text:s text:c="2"/>= <text:s text:c="2"/>(ICMPv6) Echo Reply</text:p>
      <text:p text:style-name="P6"/>
      <text:p text:style-name="P10">Code:</text:p>
      <text:p text:style-name="P6">0</text:p>
      <text:p text:style-name="P6"/>
      <text:p text:style-name="P27">2.7.2 <text:s text:c="2"/>Destination Unreachable (1)</text:p>
      <text:p text:style-name="P35">This type of message also corresponds to it's IPv4 type. Its header is shown in Figure 2-16.</text:p>
      <text:p text:style-name="P6"/>
      <text:p text:style-name="P6">0 <text:s text:c="27"/><text:tab/> <text:s text:c="4"/>8 <text:s text:c="27"/><text:tab/>16<text:tab/><text:tab/><text:tab/><text:tab/><text:tab/> <text:tab/> <text:s text:c="6"/>31</text:p>
      <table:table table:name="Table18" table:style-name="Table18">
        <table:table-column table:style-name="Table18.A"/>
        <table:table-column table:style-name="Table18.B"/>
        <table:table-column table:style-name="Table18.C"/>
        <table:table-row>
          <table:table-cell table:style-name="Table18.A1" office:value-type="string">
            <text:p text:style-name="P7">Type</text:p>
          </table:table-cell>
          <table:table-cell table:style-name="Table18.A1" office:value-type="string">
            <text:p text:style-name="P7">Code</text:p>
          </table:table-cell>
          <table:table-cell table:style-name="Table18.C1" office:value-type="string">
            <text:p text:style-name="P7">Checksum</text:p>
          </table:table-cell>
        </table:table-row>
        <table:table-row>
          <table:table-cell table:style-name="Table18.A2" table:number-columns-spanned="3" office:value-type="string">
            <text:p text:style-name="P7">Unused</text:p>
          </table:table-cell>
          <table:covered-table-cell/>
          <table:covered-table-cell/>
        </table:table-row>
        <table:table-row>
          <table:table-cell table:style-name="Table18.A2" table:number-columns-spanned="3" office:value-type="string">
            <text:p text:style-name="P7">Data</text:p>
          </table:table-cell>
          <table:covered-table-cell/>
          <table:covered-table-cell/>
        </table:table-row>
      </table:table>
      <text:p text:style-name="P6">Figure 2-16. Destination Unreachable (ICMPv6) header</text:p>
      <text:p text:style-name="P10"/>
      <text:p text:style-name="P10">Type:</text:p>
      <text:p text:style-name="P6">1</text:p>
      <text:p text:style-name="P6"/>
      <text:p text:style-name="P6"><text:span text:style-name="T1">Code:</text:span><text:line-break/>0 <text:s text:c="2"/>= <text:s text:c="2"/>no route to destination</text:p>
      <text:p text:style-name="P6">1 <text:s text:c="2"/>= <text:s text:c="2"/>communication with destination administratively prohibited</text:p>
      <text:p text:style-name="P6">2 <text:s text:c="2"/>= <text:s text:c="2"/>(not used)</text:p>
      <text:p text:style-name="P6">3 <text:s text:c="2"/>= <text:s text:c="2"/>address unreachable</text:p>
      <text:p text:style-name="P6">4 <text:s text:c="2"/>= <text:s text:c="2"/>port unreachable</text:p>
      <text:p text:style-name="P6"/>
      <text:p text:style-name="P27">2.7.3 <text:s text:c="2"/>Packet Too Big (2)</text:p>
      <text:p text:style-name="P35">This type of message is generated by a router in response to a packet that it cannot forward because the packet is larger than the MTU of the outgoing link. Its header is shown in Figure 2-17.</text:p>
      <text:p text:style-name="P6"/>
      <text:p text:style-name="P10">Type:</text:p>
      <text:p text:style-name="P6">2</text:p>
      <text:p text:style-name="P14">0 <text:s text:c="27"/><text:tab/> <text:s text:c="4"/>8 <text:s text:c="27"/><text:tab/>16<text:tab/><text:tab/><text:tab/><text:tab/><text:tab/> <text:tab/> <text:s text:c="6"/>31</text:p>
      <table:table table:name="Table19" table:style-name="Table19">
        <table:table-column table:style-name="Table19.A"/>
        <table:table-column table:style-name="Table19.B"/>
        <table:table-column table:style-name="Table19.C"/>
        <table:table-row>
          <table:table-cell table:style-name="Table19.A1" office:value-type="string">
            <text:p text:style-name="P7">Type</text:p>
          </table:table-cell>
          <table:table-cell table:style-name="Table19.A1" office:value-type="string">
            <text:p text:style-name="P7">Code</text:p>
          </table:table-cell>
          <table:table-cell table:style-name="Table19.C1" office:value-type="string">
            <text:p text:style-name="P7">Checksum</text:p>
          </table:table-cell>
        </table:table-row>
        <table:table-row>
          <table:table-cell table:style-name="Table19.A2" table:number-columns-spanned="3" office:value-type="string">
            <text:p text:style-name="P7">MTU</text:p>
          </table:table-cell>
          <table:covered-table-cell/>
          <table:covered-table-cell/>
        </table:table-row>
        <table:table-row>
          <table:table-cell table:style-name="Table19.A2" table:number-columns-spanned="3" office:value-type="string">
            <text:p text:style-name="P7">Data</text:p>
          </table:table-cell>
          <table:covered-table-cell/>
          <table:covered-table-cell/>
        </table:table-row>
      </table:table>
      <text:p text:style-name="P6">Figure 2-17. Packet Too Big (ICMPv6) header</text:p>
      <text:p text:style-name="P6"/>
      <text:p text:style-name="P6"><text:span text:style-name="T1">Code:</text:span><text:line-break/>This field is set to zero by the sender and ignored by the receiver.</text:p>
      <text:p text:style-name="P6"/>
      <text:p text:style-name="P10">MTU:</text:p>
      <text:p text:style-name="P6">This field identifies the Maximum Transmission Unit of the next-hop link.</text:p>
      <text:p text:style-name="P6"/>
      <text:p text:style-name="P27">2.7.4 <text:s text:c="2"/>Time Exceeded (3)</text:p>
      <text:p text:style-name="P35">This type of message also corresponds to it's IPv4 type. Its header is shown in Figure 2-18.</text:p>
      <text:p text:style-name="P6"/>
      <text:p text:style-name="P6">0 <text:s text:c="26"/><text:tab/> <text:s text:c="4"/>8 <text:s text:c="27"/><text:tab/>16<text:tab/><text:tab/><text:tab/><text:tab/><text:tab/> <text:tab/> <text:s text:c="6"/>31</text:p>
      <table:table table:name="Table20" table:style-name="Table20">
        <table:table-column table:style-name="Table20.A"/>
        <table:table-column table:style-name="Table20.B"/>
        <table:table-column table:style-name="Table20.C"/>
        <table:table-row>
          <table:table-cell table:style-name="Table20.A1" office:value-type="string">
            <text:p text:style-name="P7">Type</text:p>
          </table:table-cell>
          <table:table-cell table:style-name="Table20.A1" office:value-type="string">
            <text:p text:style-name="P7">Code</text:p>
          </table:table-cell>
          <table:table-cell table:style-name="Table20.C1" office:value-type="string">
            <text:p text:style-name="P7">Checksum</text:p>
          </table:table-cell>
        </table:table-row>
        <table:table-row>
          <table:table-cell table:style-name="Table20.A2" table:number-columns-spanned="3" office:value-type="string">
            <text:p text:style-name="P7">Unused</text:p>
          </table:table-cell>
          <table:covered-table-cell/>
          <table:covered-table-cell/>
        </table:table-row>
        <table:table-row>
          <table:table-cell table:style-name="Table20.A2" table:number-columns-spanned="3" office:value-type="string">
            <text:p text:style-name="P7">Data</text:p>
          </table:table-cell>
          <table:covered-table-cell/>
          <table:covered-table-cell/>
        </table:table-row>
      </table:table>
      <text:p text:style-name="P6">Figure 2-18. Time Exceeded (ICMPv6) header</text:p>
      <text:p text:style-name="P6"/>
      <text:p text:style-name="P10">Type:</text:p>
      <text:p text:style-name="P6">3</text:p>
      <text:p text:style-name="P6"/>
      <text:p text:style-name="P6"><text:span text:style-name="T1">Code:</text:span><text:line-break/>0 <text:s text:c="2"/>= <text:s text:c="2"/>hop limit exceeded in transit</text:p>
      <text:p text:style-name="P6">1 <text:s text:c="2"/>= <text:s text:c="2"/>fragment reassembly time exceeded</text:p>
      <text:p text:style-name="P6"/>
      <text:p text:style-name="P27">2.7.5 <text:s text:c="2"/>Parameter Problem (4)</text:p>
      <text:p text:style-name="P35">This type of message also corresponds to it's IPv4 type. Its header is shown in Figure 2-19.</text:p>
      <text:p text:style-name="P6"/>
      <text:p text:style-name="P6">0 <text:s text:c="27"/><text:tab/> <text:s text:c="4"/>8 <text:s text:c="27"/><text:tab/>16<text:tab/><text:tab/><text:tab/><text:tab/><text:tab/> <text:tab/> <text:s text:c="6"/>31</text:p>
      <table:table table:name="Table21" table:style-name="Table21">
        <table:table-column table:style-name="Table21.A"/>
        <table:table-column table:style-name="Table21.B"/>
        <table:table-column table:style-name="Table21.C"/>
        <table:table-row>
          <table:table-cell table:style-name="Table21.A1" office:value-type="string">
            <text:p text:style-name="P7">Type</text:p>
          </table:table-cell>
          <table:table-cell table:style-name="Table21.A1" office:value-type="string">
            <text:p text:style-name="P7">Code</text:p>
          </table:table-cell>
          <table:table-cell table:style-name="Table21.C1" office:value-type="string">
            <text:p text:style-name="P7">Checksum</text:p>
          </table:table-cell>
        </table:table-row>
        <table:table-row>
          <table:table-cell table:style-name="Table21.A2" table:number-columns-spanned="3" office:value-type="string">
            <text:p text:style-name="P7">Pointer</text:p>
          </table:table-cell>
          <table:covered-table-cell/>
          <table:covered-table-cell/>
        </table:table-row>
        <table:table-row>
          <table:table-cell table:style-name="Table21.A2" table:number-columns-spanned="3" office:value-type="string">
            <text:p text:style-name="P7">Data</text:p>
          </table:table-cell>
          <table:covered-table-cell/>
          <table:covered-table-cell/>
        </table:table-row>
      </table:table>
      <text:p text:style-name="P6">Figure 2-19. Destination Unreachable (ICMPv6) header</text:p>
      <text:p text:style-name="P6"/>
      <text:p text:style-name="P10">Type:</text:p>
      <text:p text:style-name="P22">4</text:p>
      <text:p text:style-name="P36"><text:span text:style-name="T1">Code:</text:span><text:line-break/>0 <text:s text:c="2"/>= <text:s text:c="2"/>erroneous header field encountered</text:p>
      <text:p text:style-name="P6">1 <text:s text:c="2"/>= <text:s text:c="2"/>unrecognized Next Header type encountered</text:p>
      <text:p text:style-name="P6">2 <text:s text:c="2"/>= <text:s text:c="2"/>unrecognized IPv6 option encountered</text:p>
      <text:p text:style-name="P6"/>
      <text:p text:style-name="P10">Pointer:</text:p>
      <text:p text:style-name="P6">This field points to the error-message's offset in the header.</text:p>
      <text:p text:style-name="P37"/>
      <text:p text:style-name="P38">2.8<text:tab/>Summary:</text:p>
      <text:p text:style-name="P39">The TCP/IP is a set of protocols that are vastly used, and the most obvious place that you see them is the Internet. The Internet as the biggest network or the network of all networks uses TCP/IP for every host, node, router, gateway, device or alike that wants to communicate with other end-points. It is better to say that the TCP/IP is the language of the Internet, so, if you want to learn a new software like iptables which uses TCP/IP to its full extent, you should know TCP/IP very well, the way it works with its details. The TCP/IP has been briefly explored in this chapter. This chapter also took the protocol specifications (headers, fields, types, ...) into attention and explored them well in order that you can easily absorb the meanings and terms which will be used in the following chapters. You will also need these fundamentals for your job; because as an administrator, there are many times that you have to suggest a new design, improvement or the like; there is where these concepts and fundamentals are very essential and also important.</text:p>
      <text:p text:style-name="P40"/>
      <text:p text:style-name="P39">The IPv6 which is somehow a new protocol which is going to spread soon with its new features that has vanished most of the IPv4 problems like addressing limitations. The main protocols, IPv4, TCP, UCP and ICMPv4 and their new generation partners, IPv6 and ICMPv6 has been explored as needed to understand the rest of this book and many other 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New Roman" svg:font-family="'Times New Roman'" style:font-family-generic="roman"/>
    <style:font-face style:name="DejaVu Sans Condensed" svg:font-family="'DejaVu Sans Condensed'" style:font-family-generic="roman" style:font-pitch="variable"/>
    <style:font-face style:name="DejaVu Sans" svg:font-family="'DejaVu Sans'" style:font-family-generic="swiss" style:font-pitch="variable"/>
    <style:font-face style:name="DejaVu Sans Condensed1" svg:font-family="'DejaVu Sans Condensed'"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1" fo:font-size="9pt" style:font-name-asian="StarSymbol1" style:font-size-asian="9pt" style:font-name-complex="StarSymbol1"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2-<text:page-number style:num-format="Native Numbering"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root</meta:initial-creator>
    <meta:creation-date>2008-06-16T16:51:37</meta:creation-date>
    <dc:date>2008-07-24T12:31:10</dc:date>
    <dc:language>en-US</dc:language>
    <meta:editing-cycles>101</meta:editing-cycles>
    <meta:editing-duration>PT1H41M5S</meta:editing-duration>
    <meta:user-defined meta:name="Info 1"/>
    <meta:user-defined meta:name="Info 2"/>
    <meta:user-defined meta:name="Info 3"/>
    <meta:user-defined meta:name="Info 4"/>
    <meta:document-statistic meta:table-count="21" meta:image-count="0" meta:object-count="0" meta:page-count="16" meta:paragraph-count="445" meta:word-count="3453" meta:character-count="21031"/>
  </office:meta>
</office:document-meta>
</file>